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dash" draw:stroke-dash="Fine_20_Dashe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3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8.456cm"/>
    </style:style>
    <style:style style:name="gr15" style:family="graphic" style:parent-style-name="standard">
      <style:graphic-properties draw:stroke="none" svg:stroke-color="#000000" draw:fill="none" draw:fill-color="#ffffff" fo:min-height="1.524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655cm"/>
    </style:style>
    <style:style style:name="gr18" style:family="graphic" style:parent-style-name="standard">
      <style:graphic-properties draw:stroke="none" svg:stroke-color="#000000" draw:fill="none" draw:fill-color="#ffffff" fo:min-height="2.544cm"/>
    </style:style>
    <style:style style:name="gr19" style:family="graphic" style:parent-style-name="standard">
      <style:graphic-properties draw:stroke="none" svg:stroke-color="#000000" draw:fill="none" draw:fill-color="#ffffff" fo:min-height="7.62cm"/>
    </style:style>
    <style:style style:name="gr20" style:family="graphic" style:parent-style-name="standard">
      <style:graphic-properties draw:stroke="none" svg:stroke-color="#000000" draw:fill="none" draw:fill-color="#ffffff" fo:min-height="2.794cm"/>
    </style:style>
    <style:style style:name="gr21" style:family="graphic" style:parent-style-name="standard">
      <style:graphic-properties draw:stroke="none" svg:stroke-color="#000000" draw:fill="none" draw:fill-color="#ffffff" fo:min-height="2.921cm"/>
    </style:style>
    <style:style style:name="gr22" style:family="graphic" style:parent-style-name="standard">
      <style:graphic-properties draw:stroke="none" svg:stroke-color="#000000" draw:fill="none" draw:fill-color="#ffffff" fo:min-height="5.715cm"/>
    </style:style>
    <style:style style:name="gr23" style:family="graphic" style:parent-style-name="standard">
      <style:graphic-properties draw:stroke="none" svg:stroke-color="#000000" draw:fill="none" draw:fill-color="#ffffff" fo:min-height="3.429cm"/>
    </style:style>
    <style:style style:name="gr24" style:family="graphic" style:parent-style-name="standard">
      <style:graphic-properties draw:stroke="none" svg:stroke-color="#000000" draw:fill="none" draw:fill-color="#ffffff" fo:min-height="2.54cm"/>
    </style:style>
    <style:style style:name="gr25" style:family="graphic" style:parent-style-name="objectwithoutfill">
      <style:graphic-properties draw:stroke="dash" draw:stroke-dash="Ultrafine_20_Dashed" svg:stroke-width="0cm" svg:stroke-color="#008000" draw:marker-start-width="0.2cm" draw:marker-end-width="0.2cm" draw:fill="none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color="#000000" draw:fill="none" draw:fill-color="#ffffff" fo:min-height="3.81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62cm"/>
    </style:style>
    <style:style style:name="gr29" style:family="graphic" style:parent-style-name="standard">
      <style:graphic-properties draw:stroke="none" svg:stroke-color="#000000" draw:fill="none" draw:fill-color="#ffffff" fo:min-height="0.889cm"/>
    </style:style>
    <style:style style:name="gr30" style:family="graphic" style:parent-style-name="standard">
      <style:graphic-properties draw:stroke="none" svg:stroke-color="#000000" draw:fill="none" draw:fill-color="#ffffff" fo:min-height="2.159cm"/>
    </style:style>
    <style:style style:name="gr31" style:family="graphic" style:parent-style-name="standard">
      <style:graphic-properties draw:stroke="none" svg:stroke-color="#000000" draw:fill="none" draw:fill-color="#ffffff" fo:min-height="2.667cm"/>
    </style:style>
    <style:style style:name="gr32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4pt" style:text-underline-style="solid" style:text-underline-width="auto" style:text-underline-color="font-color" fo:font-weight="bold" style:font-size-asian="144pt" style:font-weight-asian="bold" style:font-size-complex="144pt" style:font-weight-complex="bold"/>
    </style:style>
    <style:style style:name="P4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5" style:family="paragraph">
      <style:paragraph-properties fo:text-align="end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44pt" style:text-underline-style="solid" style:text-underline-width="auto" style:text-underline-color="font-color" fo:font-weight="bold" style:font-size-asian="144pt" style:font-weight-asian="bold" style:font-size-complex="144pt" style:font-weight-complex="bold"/>
    </style:style>
    <style:style style:name="T3" style:family="text">
      <style:text-properties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4" draw:id="id24">
          <draw:custom-shape draw:style-name="gr1" draw:text-style-name="P1" draw:layer="layout" svg:width="17.78cm" svg:height="12.23cm" svg:x="70.342cm" svg:y="46.4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78cm" svg:x="70.342cm" svg:y="45.506cm">
            <text:p text:style-name="P2">Body N</text:p>
          </draw:rect>
        </draw:g>
        <draw:g xml:id="id20" draw:id="id20">
          <draw:custom-shape draw:style-name="gr1" draw:text-style-name="P1" draw:layer="layout" svg:width="17.78cm" svg:height="11.759cm" svg:x="48.625cm" svg:y="46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41cm" svg:x="48.625cm" svg:y="45.76cm">
            <text:p text:style-name="P2">Body 1</text:p>
          </draw:rect>
        </draw:g>
        <draw:g xml:id="id18" draw:id="id18">
          <draw:custom-shape draw:style-name="gr1" draw:text-style-name="P1" draw:layer="layout" svg:width="17.78cm" svg:height="11.642cm" svg:x="29.575cm" svg:y="46.69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31cm" svg:x="29.575cm" svg:y="45.76cm">
            <text:p text:style-name="P2">Body 0</text:p>
          </draw:rect>
        </draw:g>
        <draw:custom-shape draw:style-name="gr3" draw:text-style-name="P1" xml:id="id1" draw:id="id1" draw:layer="layout" svg:width="5.588cm" svg:height="5.334cm" svg:x="18.907cm" svg:y="18.506cm">
          <text:p text:style-name="P1">User Control </text:p>
          <text:p text:style-name="P1">Tex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4" draw:id="id4" draw:layer="layout" svg:width="5.588cm" svg:height="5.334cm" svg:x="25.765cm" svg:y="22.713cm">
          <text:p text:style-name="P1">User Defined</text:p>
          <text:p text:style-name="P1">Forces</text:p>
          <text:p text:style-name="P1">Tex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xml:id="id36" draw:id="id36">
          <draw:custom-shape draw:style-name="gr3" draw:text-style-name="P1" draw:layer="layout" svg:width="5.969cm" svg:height="2.794cm" svg:x="3.414cm" svg:y="44.176cm">
            <text:p text:style-name="P1">Equation of </text:p>
            <text:p text:style-name="P1">Motion Model0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1" draw:layer="layout" svg:width="5.969cm" svg:height="2.794cm" svg:x="3.414cm" svg:y="47.605cm">
            <text:p text:style-name="P1">Equation of </text:p>
            <text:p text:style-name="P1">Motion Model1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1" draw:layer="layout" svg:width="5.969cm" svg:height="2.794cm" svg:x="3.414cm" svg:y="51.161cm">
            <text:p text:style-name="P1">...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1" draw:layer="layout" svg:width="5.969cm" svg:height="2.794cm" svg:x="3.413cm" svg:y="54.704cm">
            <text:p text:style-name="P1">Equation of </text:p>
            <text:p text:style-name="P1">Motion Model25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1" draw:layer="layout" svg:width="2.667cm" svg:height="15.113cm" svg:x="9.891cm" svg:y="43.54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xml:id="id2" draw:id="id2">
          <draw:custom-shape draw:style-name="gr3" draw:text-style-name="P1" draw:layer="layout" svg:width="5.588cm" svg:height="5.334cm" svg:x="45.069cm" svg:y="15.86cm">
            <text:p text:style-name="P1">Hydrodynamic </text:p>
            <text:p text:style-name="P1">Database 0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52.562cm" svg:y="15.86cm">
            <text:p text:style-name="P1">Hydrodynamic </text:p>
            <text:p text:style-name="P1">Database 1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60.055cm" svg:y="15.859cm">
            <text:p text:style-name="P1">...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67.421cm" svg:y="15.859cm">
            <text:p text:style-name="P1">Hydrodynamic </text:p>
            <text:p text:style-name="P1">Database N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" draw:layer="layout" svg:width="2.54cm" svg:height="30.099cm" draw:transform="rotate (-1.5707963267949) translate (74.152cm 21.194cm)">
            <text:p/>
            <draw:enhanced-geometry svg:viewBox="0 0 21600 21600" draw:glue-points="0 0 0 21600 21600 10800" draw:text-areas="0 ?f9 7800 ?f10" draw:type="right-brace" draw:modifiers="2029.022909945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3" draw:text-style-name="P1" xml:id="id3" draw:id="id3" draw:layer="layout" svg:width="11.43cm" svg:height="4.826cm" svg:x="19.415cm" svg:y="30.714cm">
          <text:p text:style-name="P1">Read in text files.</text:p>
          <text:p text:style-name="P1">Create objects specified</text:p>
          <text:p text:style-name="P1">by text files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27" draw:id="id27" draw:layer="layout" svg:width="11.43cm" svg:height="4.826cm" svg:x="56.854cm" svg:y="34.778cm">
          <text:p text:style-name="P1">Apply scaling and interpolation</text:p>
          <text:p text:style-name="P1">for:</text:p>
          <text:p text:style-name="P1">Wave Amplitude</text:p>
          <text:p text:style-name="P1">Wave Frequency</text:p>
          <text:p text:style-name="P1">Wave Direc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svg:x1="24.495cm" svg:y1="21.173cm" svg:x2="44.053cm" svg:y2="19.796cm" draw:start-shape="id1" draw:start-glue-point="7" draw:end-shape="id2" svg:d="m24495 21173h9779v-1377h9779">
          <text:p text:style-name="P1">Specify location of files for hydrodynamic database</text:p>
        </draw:connector>
        <draw:connector draw:style-name="gr7" draw:text-style-name="P1" draw:layer="layout" svg:x1="21.701cm" svg:y1="23.84cm" svg:x2="25.13cm" svg:y2="30.714cm" draw:start-shape="id1" draw:start-glue-point="2" draw:end-shape="id3" draw:end-glue-point="0" svg:d="m21701 23840v3438h3429v3436">
          <text:p/>
        </draw:connector>
        <draw:connector draw:style-name="gr7" draw:text-style-name="P1" draw:layer="layout" svg:x1="28.559cm" svg:y1="27.625cm" svg:x2="25.13cm" svg:y2="30.714cm" draw:start-shape="id4" draw:start-glue-point="6" draw:end-shape="id3" draw:end-glue-point="0" svg:d="m28559 27625v1756h-3429v1333">
          <text:p/>
        </draw:connector>
        <draw:custom-shape draw:style-name="gr3" draw:text-style-name="P1" xml:id="id5" draw:id="id5" draw:layer="layout" svg:width="7.62cm" svg:height="2.032cm" svg:x="28.559cm" svg:y="36.81cm">
          <text:p text:style-name="P1">Control Structure</text:p>
          <text:p text:style-name="P1">For Progra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7" draw:id="id7" draw:layer="layout" svg:width="7.62cm" svg:height="2.032cm" svg:x="30.083cm" svg:y="47.489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6" draw:id="id6" draw:layer="layout" svg:width="7.62cm" svg:height="2.032cm" svg:x="30.083cm" svg:y="50.205cm">
          <text:p text:style-name="P1">User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8" draw:id="id8" draw:layer="layout" svg:width="7.62cm" svg:height="2.032cm" svg:x="30.083cm" svg:y="52.872cm">
          <text:p text:style-name="P1">User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8" draw:id="id28" draw:layer="layout" svg:width="7.62cm" svg:height="2.032cm" svg:x="38.862cm" svg:y="47.489cm">
          <text:p text:style-name="P1">Hydro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9" draw:id="id29" draw:layer="layout" svg:width="7.62cm" svg:height="2.032cm" svg:x="38.862cm" svg:y="50.205cm">
          <text:p text:style-name="P1">Hydro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0" draw:id="id30" draw:layer="layout" svg:width="7.62cm" svg:height="2.032cm" svg:x="38.862cm" svg:y="52.872cm">
          <text:p text:style-name="P1">Hydro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" draw:id="id9" draw:layer="layout" svg:width="7.62cm" svg:height="2.032cm" svg:x="49.378cm" svg:y="47.489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" draw:id="id10" draw:layer="layout" svg:width="7.62cm" svg:height="2.032cm" svg:x="49.378cm" svg:y="50.205cm">
          <text:p text:style-name="P1">User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" draw:id="id11" draw:layer="layout" svg:width="7.62cm" svg:height="2.032cm" svg:x="49.378cm" svg:y="52.872cm">
          <text:p text:style-name="P1">User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9" draw:id="id39" draw:layer="layout" svg:width="7.62cm" svg:height="2.032cm" svg:x="58.212cm" svg:y="47.489cm">
          <text:p text:style-name="P1">Hydro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0" draw:id="id40" draw:layer="layout" svg:width="7.62cm" svg:height="2.032cm" svg:x="58.212cm" svg:y="50.205cm">
          <text:p text:style-name="P1">Hydro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1" draw:id="id41" draw:layer="layout" svg:width="7.62cm" svg:height="2.032cm" svg:x="58.212cm" svg:y="52.872cm">
          <text:p text:style-name="P1">Hydro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1" draw:text-style-name="P1" draw:layer="layout" svg:width="1.651cm" svg:height="9.525cm" svg:x="67.675cm" svg:y="46.34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.651cm" svg:height="0.762cm" svg:x="67.675cm" svg:y="45.587cm">
            <text:p text:style-name="P1">...</text:p>
          </draw:rect>
        </draw:g>
        <draw:custom-shape draw:style-name="gr3" draw:text-style-name="P1" xml:id="id12" draw:id="id12" draw:layer="layout" svg:width="7.62cm" svg:height="2.032cm" svg:x="70.977cm" svg:y="47.235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3" draw:id="id13" draw:layer="layout" svg:width="7.62cm" svg:height="2.032cm" svg:x="70.977cm" svg:y="49.951cm">
          <text:p text:style-name="P1">User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4" draw:id="id14" draw:layer="layout" svg:width="7.62cm" svg:height="2.032cm" svg:x="70.977cm" svg:y="52.618cm">
          <text:p text:style-name="P1">User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1" draw:id="id31" draw:layer="layout" svg:width="7.62cm" svg:height="2.032cm" svg:x="79.929cm" svg:y="47.235cm">
          <text:p text:style-name="P1">Hydro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2" draw:id="id32" draw:layer="layout" svg:width="7.62cm" svg:height="2.032cm" svg:x="79.929cm" svg:y="49.951cm">
          <text:p text:style-name="P1">Hydro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3" draw:id="id33" draw:layer="layout" svg:width="7.62cm" svg:height="2.032cm" svg:x="79.929cm" svg:y="52.618cm">
          <text:p text:style-name="P1">Hydro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32.369cm" svg:y1="36.81cm" svg:x2="25.13cm" svg:y2="35.54cm" draw:start-shape="id5" draw:start-glue-point="5" draw:end-shape="id3" svg:d="m32369 36810v-634h-7239v-636">
          <text:p/>
        </draw:connector>
        <draw:connector draw:style-name="gr7" draw:text-style-name="P1" draw:layer="layout" svg:x1="19.415cm" svg:y1="33.127cm" svg:x2="30.845cm" svg:y2="51.221cm" draw:start-shape="id3" draw:start-glue-point="3" draw:end-shape="id6" draw:end-glue-point="6" svg:d="m19415 33127h-501v18094h11931">
          <text:p/>
        </draw:connector>
        <draw:connector draw:style-name="gr7" draw:text-style-name="P1" draw:layer="layout" svg:x1="19.415cm" svg:y1="33.127cm" svg:x2="30.845cm" svg:y2="48.505cm" draw:start-shape="id3" draw:start-glue-point="3" draw:end-shape="id7" draw:end-glue-point="6" svg:d="m19415 33127h-501v15378h11931">
          <text:p/>
        </draw:connector>
        <draw:connector draw:style-name="gr7" draw:text-style-name="P1" draw:layer="layout" svg:x1="19.415cm" svg:y1="33.127cm" svg:x2="30.845cm" svg:y2="53.888cm" draw:start-shape="id3" draw:start-glue-point="3" draw:end-shape="id8" draw:end-glue-point="6" svg:d="m19415 33127h-501v20761h11931">
          <text:p/>
        </draw:connector>
        <draw:connector draw:style-name="gr7" draw:text-style-name="P1" draw:layer="layout" draw:line-skew="7.769cm" svg:x1="30.845cm" svg:y1="33.127cm" svg:x2="50.14cm" svg:y2="48.505cm" draw:start-shape="id3" draw:start-glue-point="1" draw:end-shape="id9" draw:end-glue-point="6" svg:d="m30845 33127h17036v15378h2259">
          <text:p/>
        </draw:connector>
        <draw:connector draw:style-name="gr7" draw:text-style-name="P1" draw:layer="layout" draw:line-skew="7.751cm" svg:x1="50.14cm" svg:y1="51.221cm" svg:x2="30.845cm" svg:y2="33.127cm" draw:start-shape="id10" draw:start-glue-point="6" draw:end-shape="id3" draw:end-glue-point="1" svg:d="m50140 51221h-2277v-18094h-17018">
          <text:p/>
        </draw:connector>
        <draw:connector draw:style-name="gr7" draw:text-style-name="P1" draw:layer="layout" draw:line-skew="7.751cm" svg:x1="50.14cm" svg:y1="53.888cm" svg:x2="30.845cm" svg:y2="33.127cm" draw:start-shape="id11" draw:start-glue-point="6" draw:end-shape="id3" svg:d="m50140 53888h-2277v-20761h-17018">
          <text:p/>
        </draw:connector>
        <draw:connector draw:style-name="gr7" draw:text-style-name="P1" draw:layer="layout" draw:line-skew="18.755cm" svg:x1="30.845cm" svg:y1="33.127cm" svg:x2="71.739cm" svg:y2="48.251cm" draw:start-shape="id3" draw:start-glue-point="1" draw:end-shape="id12" draw:end-glue-point="6" svg:d="m30845 33127h38822v15124h2072">
          <text:p/>
        </draw:connector>
        <draw:connector draw:style-name="gr7" draw:text-style-name="P1" draw:layer="layout" draw:line-skew="18.795cm" svg:x1="30.845cm" svg:y1="33.127cm" svg:x2="70.977cm" svg:y2="50.967cm" draw:start-shape="id3" draw:end-shape="id13" svg:d="m30845 33127h38862v17840h1270">
          <text:p/>
        </draw:connector>
        <draw:connector draw:style-name="gr7" draw:text-style-name="P1" draw:layer="layout" draw:line-skew="18.795cm" svg:x1="30.845cm" svg:y1="33.127cm" svg:x2="71.739cm" svg:y2="53.634cm" draw:start-shape="id3" draw:start-glue-point="1" draw:end-shape="id14" draw:end-glue-point="6" svg:d="m30845 33127h38862v20507h2032">
          <text:p/>
        </draw:connector>
        <draw:custom-shape draw:style-name="gr3" draw:text-style-name="P1" xml:id="id17" draw:id="id17" draw:layer="layout" svg:width="7.62cm" svg:height="2.032cm" svg:x="30.083cm" svg:y="55.666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49.379cm" svg:y="55.92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5" draw:id="id15" draw:layer="layout" svg:width="7.62cm" svg:height="2.032cm" svg:x="49.378cm" svg:y="55.919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6" draw:id="id16" draw:layer="layout" svg:width="7.62cm" svg:height="2.032cm" svg:x="70.977cm" svg:y="56.047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line-skew="7.751cm" svg:x1="30.845cm" svg:y1="33.127cm" svg:x2="50.14cm" svg:y2="56.935cm" draw:start-shape="id3" draw:start-glue-point="1" draw:end-shape="id15" draw:end-glue-point="6" svg:d="m30845 33127h17018v23808h2277">
          <text:p/>
        </draw:connector>
        <draw:connector draw:style-name="gr7" draw:text-style-name="P1" draw:layer="layout" draw:line-skew="18.795cm" svg:x1="30.845cm" svg:y1="33.127cm" svg:x2="71.739cm" svg:y2="57.063cm" draw:start-shape="id3" draw:start-glue-point="1" draw:end-shape="id16" draw:end-glue-point="6" svg:d="m30845 33127h38862v23936h2032">
          <text:p/>
        </draw:connector>
        <draw:connector draw:style-name="gr7" draw:text-style-name="P1" draw:layer="layout" draw:line-skew="-0.007cm" svg:x1="19.415cm" svg:y1="33.127cm" svg:x2="30.845cm" svg:y2="56.682cm" draw:start-shape="id3" draw:start-glue-point="3" draw:end-shape="id17" draw:end-glue-point="6" svg:d="m19415 33127h-508v23555h11938">
          <text:p/>
        </draw:connector>
        <draw:custom-shape draw:style-name="gr3" draw:text-style-name="P1" xml:id="id19" draw:id="id19" draw:layer="layout" svg:width="17.78cm" svg:height="3.683cm" svg:x="29.575cm" svg:y="59.349cm">
          <text:p text:style-name="P1">Sum forces for each bod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22" draw:id="id22" draw:layer="layout" svg:width="7.62cm" svg:height="2.032cm" svg:x="34.655cm" svg:y="64.556cm">
          <text:p text:style-name="P1">Forces Body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1" draw:id="id21" draw:layer="layout" svg:width="17.78cm" svg:height="3.683cm" svg:x="48.625cm" svg:y="59.348cm">
          <text:p text:style-name="P1">Sum forces for each bod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23" draw:id="id23" draw:layer="layout" svg:width="7.62cm" svg:height="2.032cm" svg:x="53.705cm" svg:y="64.555cm">
          <text:p text:style-name="P1">Forces Body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5" draw:id="id25" draw:layer="layout" svg:width="17.526cm" svg:height="3.683cm" svg:x="70.469cm" svg:y="59.348cm">
          <text:p text:style-name="P1">Sum forces for each bod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26" draw:id="id26" draw:layer="layout" svg:width="7.62cm" svg:height="2.032cm" svg:x="75.422cm" svg:y="64.555cm">
          <text:p text:style-name="P1">Forces Body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38.465cm" svg:y1="58.333cm" svg:x2="38.465cm" svg:y2="59.349cm" draw:start-shape="id18" draw:start-glue-point="2" draw:end-shape="id19" draw:end-glue-point="0" svg:d="m38465 58333v1016">
          <text:p/>
        </draw:connector>
        <draw:connector draw:style-name="gr7" draw:text-style-name="P1" draw:layer="layout" svg:x1="57.515cm" svg:y1="58.46cm" svg:x2="57.515cm" svg:y2="59.348cm" draw:start-shape="id20" draw:start-glue-point="2" draw:end-shape="id21" draw:end-glue-point="0" svg:d="m57515 58460v888">
          <text:p/>
        </draw:connector>
        <draw:connector draw:style-name="gr7" draw:text-style-name="P1" draw:layer="layout" svg:x1="38.465cm" svg:y1="63.032cm" svg:x2="38.465cm" svg:y2="64.556cm" draw:start-shape="id19" draw:start-glue-point="2" draw:end-shape="id22" draw:end-glue-point="5" svg:d="m38465 63032v1524">
          <text:p/>
        </draw:connector>
        <draw:connector draw:style-name="gr7" draw:text-style-name="P1" draw:layer="layout" svg:x1="57.515cm" svg:y1="63.031cm" svg:x2="57.515cm" svg:y2="64.555cm" draw:start-shape="id21" draw:start-glue-point="2" draw:end-shape="id23" draw:end-glue-point="5" svg:d="m57515 63031v1524">
          <text:p/>
        </draw:connector>
        <draw:connector draw:style-name="gr7" draw:text-style-name="P1" draw:layer="layout" svg:x1="79.232cm" svg:y1="58.714cm" svg:x2="79.232cm" svg:y2="59.348cm" draw:start-shape="id24" draw:start-glue-point="2" draw:end-shape="id25" draw:end-glue-point="0" svg:d="m79232 58714v634">
          <text:p/>
        </draw:connector>
        <draw:connector draw:style-name="gr7" draw:text-style-name="P1" draw:layer="layout" svg:x1="79.232cm" svg:y1="63.031cm" svg:x2="79.232cm" svg:y2="64.555cm" draw:start-shape="id25" draw:start-glue-point="2" draw:end-shape="id26" draw:end-glue-point="5" svg:d="m79232 63031v1524">
          <text:p/>
        </draw:connector>
        <draw:connector draw:style-name="gr7" draw:text-style-name="P1" draw:layer="layout" draw:line-skew="-0.404cm" svg:x1="56.854cm" svg:y1="37.191cm" svg:x2="39.624cm" svg:y2="48.505cm" draw:start-shape="id27" draw:start-glue-point="3" draw:end-shape="id28" draw:end-glue-point="6" svg:d="m56854 37191h-18897v11314h1667">
          <text:p/>
        </draw:connector>
        <draw:connector draw:style-name="gr7" draw:text-style-name="P1" draw:layer="layout" draw:line-skew="-0.404cm" svg:x1="39.624cm" svg:y1="51.221cm" svg:x2="56.854cm" svg:y2="37.191cm" draw:start-shape="id29" draw:start-glue-point="6" draw:end-shape="id27" draw:end-glue-point="3" svg:d="m39624 51221h-1667v-14030h18897">
          <text:p/>
        </draw:connector>
        <draw:connector draw:style-name="gr7" draw:text-style-name="P1" draw:layer="layout" draw:line-skew="-0.404cm" svg:x1="39.624cm" svg:y1="53.888cm" svg:x2="56.854cm" svg:y2="37.191cm" draw:start-shape="id30" draw:start-glue-point="6" draw:end-shape="id27" draw:end-glue-point="3" svg:d="m39624 53888h-1667v-16697h18897">
          <text:p/>
        </draw:connector>
        <draw:connector draw:style-name="gr7" draw:text-style-name="P1" draw:layer="layout" draw:line-skew="7.017cm" svg:x1="68.284cm" svg:y1="37.191cm" svg:x2="80.691cm" svg:y2="48.251cm" draw:start-shape="id27" draw:start-glue-point="1" draw:end-shape="id31" draw:end-glue-point="6" svg:d="m68284 37191h12840v11060h-433">
          <text:p/>
        </draw:connector>
        <draw:connector draw:style-name="gr7" draw:text-style-name="P1" draw:layer="layout" svg:x1="80.691cm" svg:y1="50.967cm" svg:x2="68.284cm" svg:y2="37.191cm" draw:start-shape="id32" draw:start-glue-point="6" draw:end-shape="id27" svg:d="m80691 50967h-6584v-13776h-5823">
          <text:p/>
        </draw:connector>
        <draw:connector draw:style-name="gr7" draw:text-style-name="P1" draw:layer="layout" svg:x1="79.929cm" svg:y1="53.634cm" svg:x2="68.284cm" svg:y2="37.191cm" draw:start-shape="id33" draw:start-glue-point="3" draw:end-shape="id27" draw:end-glue-point="1" svg:d="m79929 53634h-5822v-16443h-5823">
          <text:p/>
        </draw:connector>
        <draw:custom-shape draw:style-name="gr3" draw:text-style-name="P1" xml:id="id42" draw:id="id42" draw:layer="layout" svg:width="58.675cm" svg:height="3.683cm" svg:x="29.574cm" svg:y="68.248cm">
          <text:p text:style-name="P1">Combine bodies into single global matrices of forces</text:p>
          <text:p text:style-name="P1">Global matrix is the aggregation of individual force matrices. <text:s/>For example, Body0 = 6x6 matrix. <text:s/>Body1 = 3x3 matrix.</text:p>
          <text:p text:style-name="P1">Global aggregate = 9x9 matrix. <text:s/>Entries (0,0) through (5,5) are Body0 and entries (6,6) through (8,8) are Body1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43" draw:id="id43" draw:layer="layout" svg:width="7.62cm" svg:height="2.032cm" svg:x="55.101cm" svg:y="73.254cm">
          <text:p text:style-name="P1">Forces Glob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4" draw:id="id34" draw:layer="layout" svg:width="11.43cm" svg:height="4.826cm" svg:x="53.387cm" svg:y="23.585cm">
          <text:p text:style-name="P1">Read in text files.</text:p>
          <text:p text:style-name="P1">Create hydrodynamic </text:p>
          <text:p text:style-name="P1">database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line" svg:x1="59.102cm" svg:y1="23.734cm" svg:x2="59.102cm" svg:y2="23.585cm" draw:start-shape="id2" draw:start-glue-point="2" draw:end-shape="id34" draw:end-glue-point="0" svg:d="m59102 23734v-149">
          <text:p/>
        </draw:connector>
        <draw:custom-shape draw:style-name="gr3" draw:text-style-name="P1" xml:id="id35" draw:id="id35" draw:layer="layout" svg:width="7.62cm" svg:height="2.032cm" svg:x="55.292cm" svg:y="30.079cm">
          <text:p text:style-name="P1">Hydrodynamic </text:p>
          <text:p text:style-name="P1">Properti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59.102cm" svg:y1="28.411cm" svg:x2="59.102cm" svg:y2="30.079cm" draw:start-shape="id34" draw:start-glue-point="2" draw:end-shape="id35" draw:end-glue-point="5" svg:d="m59102 28411v1668">
          <text:p/>
        </draw:connector>
        <draw:connector draw:style-name="gr7" draw:text-style-name="P1" draw:layer="layout" svg:x1="58.326cm" svg:y1="32.111cm" svg:x2="62.569cm" svg:y2="34.778cm" draw:start-shape="id35" draw:start-glue-point="7" draw:end-shape="id27" draw:end-glue-point="0" svg:d="m58326 32111v1334h4243v1333">
          <text:p/>
        </draw:connector>
        <draw:connector draw:style-name="gr6" draw:text-style-name="P2" draw:layer="layout" svg:x1="7.985cm" svg:y1="43.541cm" svg:x2="18.907cm" svg:y2="21.173cm" draw:start-shape="id36" draw:start-glue-point="0" draw:end-shape="id1" draw:end-glue-point="5" svg:d="m7985 43541v-22368h10922">
          <text:p text:style-name="P2">Select Equation </text:p>
          <text:p text:style-name="P2">Model</text:p>
        </draw:connector>
        <draw:custom-shape draw:style-name="gr3" draw:text-style-name="P1" xml:id="id37" draw:id="id37" draw:layer="layout" svg:width="11.43cm" svg:height="4.826cm" svg:x="19.414cm" svg:y="39.513cm">
          <text:p text:style-name="P1">Define bodies</text:p>
          <text:p text:style-name="P1">Apply equation of motion</text:p>
          <text:p text:style-name="P1">model to each bod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25.13cm" svg:y1="35.54cm" svg:x2="25.129cm" svg:y2="39.513cm" draw:start-shape="id3" draw:start-glue-point="2" draw:end-shape="id37" draw:end-glue-point="0" svg:d="m25130 35540v1987h-1v1986">
          <text:p/>
        </draw:connector>
        <draw:connector draw:style-name="gr7" draw:text-style-name="P1" draw:layer="layout" svg:x1="30.844cm" svg:y1="41.926cm" svg:x2="38.465cm" svg:y2="45.76cm" draw:start-shape="id37" draw:start-glue-point="1" draw:end-shape="id18" svg:d="m30844 41926h7621v3834">
          <text:p/>
        </draw:connector>
        <draw:connector draw:style-name="gr7" draw:text-style-name="P1" xml:id="id38" draw:id="id38" draw:layer="layout" svg:x1="30.844cm" svg:y1="41.926cm" svg:x2="57.515cm" svg:y2="45.76cm" draw:start-shape="id37" draw:start-glue-point="1" draw:end-shape="id20" draw:end-glue-point="0" svg:d="m30844 41926h26671v3834">
          <text:p/>
        </draw:connector>
        <draw:connector draw:style-name="gr7" draw:text-style-name="P1" draw:layer="layout" svg:x1="79.232cm" svg:y1="45.506cm" svg:x2="57.515cm" svg:y2="41.926cm" draw:start-shape="id24" draw:start-glue-point="0" draw:end-shape="id38" draw:end-glue-point="0" svg:d="m79232 45506v-3580h-21717">
          <text:p/>
        </draw:connector>
        <draw:connector draw:style-name="gr7" draw:text-style-name="P1" draw:layer="layout" svg:x1="62.569cm" svg:y1="39.604cm" svg:x2="65.056cm" svg:y2="48.505cm" draw:start-shape="id27" draw:start-glue-point="2" draw:end-shape="id39" draw:end-glue-point="9" svg:d="m62569 39604v3943h3765v4958h-1278">
          <text:p/>
        </draw:connector>
        <draw:connector draw:style-name="gr7" draw:text-style-name="P1" draw:layer="layout" draw:line-skew="-1.364cm" svg:x1="62.569cm" svg:y1="39.604cm" svg:x2="65.056cm" svg:y2="51.221cm" draw:start-shape="id27" draw:start-glue-point="2" draw:end-shape="id40" draw:end-glue-point="9" svg:d="m62569 39604v3937h3765v7680h-1278">
          <text:p/>
        </draw:connector>
        <draw:connector draw:style-name="gr7" draw:text-style-name="P1" draw:layer="layout" draw:line-skew="-2.698cm" svg:x1="62.569cm" svg:y1="39.604cm" svg:x2="65.056cm" svg:y2="53.888cm" draw:start-shape="id27" draw:start-glue-point="2" draw:end-shape="id41" draw:end-glue-point="9" svg:d="m62569 39604v3937h3765v10347h-1278">
          <text:p/>
        </draw:connector>
        <draw:connector draw:style-name="gr7" draw:text-style-name="P1" draw:layer="layout" svg:x1="38.465cm" svg:y1="66.588cm" svg:x2="58.911cm" svg:y2="68.248cm" draw:start-shape="id22" draw:start-glue-point="8" draw:end-shape="id42" svg:d="m38465 66588v830h20446v830">
          <text:p/>
        </draw:connector>
        <draw:connector draw:style-name="gr7" draw:text-style-name="P1" draw:layer="layout" svg:x1="57.515cm" svg:y1="66.587cm" svg:x2="58.911cm" svg:y2="68.248cm" draw:start-shape="id23" draw:start-glue-point="8" draw:end-shape="id42" draw:end-glue-point="0" svg:d="m57515 66587v831h1396v830">
          <text:p/>
        </draw:connector>
        <draw:connector draw:style-name="gr7" draw:text-style-name="P1" draw:layer="layout" svg:x1="79.232cm" svg:y1="66.587cm" svg:x2="58.911cm" svg:y2="68.248cm" draw:start-shape="id26" draw:start-glue-point="8" draw:end-shape="id42" svg:d="m79232 66587v831h-20321v830">
          <text:p/>
        </draw:connector>
        <draw:connector draw:style-name="gr7" draw:text-style-name="P1" draw:layer="layout" svg:x1="58.911cm" svg:y1="71.931cm" svg:x2="58.911cm" svg:y2="73.254cm" draw:start-shape="id42" draw:start-glue-point="2" draw:end-shape="id43" draw:end-glue-point="5" svg:d="m58911 71931v1323">
          <text:p/>
        </draw:connector>
        <draw:custom-shape draw:style-name="gr3" draw:text-style-name="P1" xml:id="id44" draw:id="id44" draw:layer="layout" svg:width="58.675cm" svg:height="3.683cm" svg:x="29.573cm" svg:y="77.047cm">
          <text:p text:style-name="P1">Invert global forces matrix and solve for body motions.</text:p>
          <text:p text:style-name="P1">[X] = [A]<text:span text:style-name="T1">-1</text:span>[F]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58.911cm" svg:y1="75.286cm" svg:x2="58.91cm" svg:y2="77.047cm" draw:start-shape="id43" draw:start-glue-point="8" draw:end-shape="id44" draw:end-glue-point="0" svg:d="m58911 75286v881h-1v880">
          <text:p/>
        </draw:connector>
        <draw:custom-shape draw:style-name="gr3" draw:text-style-name="P1" xml:id="id45" draw:id="id45" draw:layer="layout" svg:width="7.62cm" svg:height="2.032cm" svg:x="55.1cm" svg:y="81.453cm">
          <text:p text:style-name="P1">Motions Glob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2.558cm" svg:y1="51.097cm" svg:x2="19.414cm" svg:y2="41.926cm" draw:start-shape="id36" draw:start-glue-point="1" draw:end-shape="id37" draw:end-glue-point="3" svg:d="m12558 51097h3428v-9171h3428">
          <text:p/>
        </draw:connector>
        <draw:custom-shape draw:style-name="gr3" draw:text-style-name="P1" xml:id="id46" draw:id="id46" draw:layer="layout" svg:width="58.675cm" svg:height="3.683cm" svg:x="29.572cm" svg:y="84.946cm">
          <text:p text:style-name="P1">Separate global motions into individual body motions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58.91cm" svg:y1="80.73cm" svg:x2="58.91cm" svg:y2="81.453cm" draw:start-shape="id44" draw:start-glue-point="2" draw:end-shape="id45" draw:end-glue-point="5" svg:d="m58910 80730v723">
          <text:p/>
        </draw:connector>
        <draw:connector draw:style-name="gr7" draw:text-style-name="P1" draw:layer="layout" svg:x1="58.91cm" svg:y1="83.485cm" svg:x2="58.909cm" svg:y2="84.946cm" draw:start-shape="id45" draw:start-glue-point="8" draw:end-shape="id46" draw:end-glue-point="0" svg:d="m58910 83485v731h-1v730">
          <text:p/>
        </draw:connector>
        <draw:g xml:id="id76" draw:id="id76">
          <draw:custom-shape draw:style-name="gr1" draw:text-style-name="P1" draw:layer="layout" svg:width="17.78cm" svg:height="3.848cm" svg:x="70.342cm" svg:y="91.1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78cm" svg:x="70.342cm" svg:y="90.15cm">
            <text:p text:style-name="P2">Body N</text:p>
          </draw:rect>
        </draw:g>
        <draw:g xml:id="id74" draw:id="id74">
          <draw:custom-shape draw:style-name="gr1" draw:text-style-name="P1" draw:layer="layout" svg:width="17.78cm" svg:height="3.504cm" svg:x="48.688cm" svg:y="91.3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41cm" svg:x="48.688cm" svg:y="90.404cm">
            <text:p text:style-name="P2">Body 1</text:p>
          </draw:rect>
        </draw:g>
        <draw:g xml:id="id72" draw:id="id72">
          <draw:custom-shape draw:style-name="gr1" draw:text-style-name="P1" draw:layer="layout" svg:width="17.78cm" svg:height="3.514cm" svg:x="29.575cm" svg:y="91.33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31cm" svg:x="29.575cm" svg:y="90.404cm">
            <text:p text:style-name="P2">Body 0</text:p>
          </draw:rect>
        </draw:g>
        <draw:g>
          <draw:custom-shape draw:style-name="gr1" draw:text-style-name="P1" draw:layer="layout" svg:width="1.651cm" svg:height="3.983cm" svg:x="67.675cm" svg:y="90.99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.651cm" svg:height="0.762cm" svg:x="67.675cm" svg:y="90.231cm">
            <text:p text:style-name="P1">...</text:p>
          </draw:rect>
        </draw:g>
        <draw:custom-shape draw:style-name="gr3" draw:text-style-name="P1" xml:id="id47" draw:id="id47" draw:layer="layout" svg:width="7.62cm" svg:height="2.032cm" svg:x="30.464cm" svg:y="92.055cm">
          <text:p text:style-name="P1">Motions Body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8" draw:id="id48" draw:layer="layout" svg:width="7.62cm" svg:height="2.032cm" svg:x="49.133cm" svg:y="92.054cm">
          <text:p text:style-name="P1">Motions Body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9" draw:id="id49" draw:layer="layout" svg:width="7.62cm" svg:height="2.032cm" svg:x="71.104cm" svg:y="92.054cm">
          <text:p text:style-name="P1">Motions Body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line-skew="-0.827cm" svg:x1="58.909cm" svg:y1="88.629cm" svg:x2="34.274cm" svg:y2="92.055cm" draw:start-shape="id46" draw:start-glue-point="2" draw:end-shape="id47" draw:end-glue-point="5" svg:d="m58909 88629v886h-24635v2540">
          <text:p/>
        </draw:connector>
        <draw:connector draw:style-name="gr7" draw:text-style-name="P1" draw:layer="layout" draw:line-skew="-0.827cm" svg:x1="52.943cm" svg:y1="92.054cm" svg:x2="58.909cm" svg:y2="88.629cm" draw:start-shape="id48" draw:start-glue-point="5" draw:end-shape="id46" draw:end-glue-point="2" svg:d="m52943 92054v-2539h5966v-886">
          <text:p/>
        </draw:connector>
        <draw:connector draw:style-name="gr7" draw:text-style-name="P1" draw:layer="layout" draw:line-skew="-0.827cm" svg:x1="58.909cm" svg:y1="88.629cm" svg:x2="74.914cm" svg:y2="92.054cm" draw:start-shape="id46" draw:start-glue-point="2" draw:end-shape="id49" draw:end-glue-point="5" svg:d="m58909 88629v886h16005v2539">
          <text:p/>
        </draw:connector>
        <draw:g xml:id="id71" draw:id="id71">
          <draw:custom-shape draw:style-name="gr9" draw:text-style-name="P1" xml:id="id50" draw:id="id50" draw:layer="layout" svg:width="17.78cm" svg:height="3.683cm" svg:x="29.574cm" svg:y="96.5cm">
            <text:p text:style-name="P1">Calculate derived outputs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1" xml:id="id51" draw:id="id51" draw:layer="layout" svg:width="7.62cm" svg:height="2.032cm" svg:x="39.263cm" svg:y="101.454cm">
            <text:p text:style-name="P1">Derived output 0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2" draw:id="id52" draw:layer="layout" svg:width="7.62cm" svg:height="2.032cm" svg:x="39.262cm" svg:y="104.453cm">
            <text:p text:style-name="P1">Derived output 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3" draw:id="id53" draw:layer="layout" svg:width="7.62cm" svg:height="2.032cm" svg:x="39.262cm" svg:y="107.168cm">
            <text:p text:style-name="P1">...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4" draw:id="id54" draw:layer="layout" svg:width="7.62cm" svg:height="2.032cm" svg:x="39.262cm" svg:y="109.835cm">
            <text:p text:style-name="P1">Derived output N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1" draw:layer="layout" svg:x1="38.464cm" svg:y1="100.183cm" svg:x2="40.025cm" svg:y2="102.47cm" draw:start-shape="id50" draw:start-glue-point="2" draw:end-shape="id51" draw:end-glue-point="6" svg:d="m38464 100183v2287h1561">
            <text:p/>
          </draw:connector>
          <draw:connector draw:style-name="gr7" draw:text-style-name="P1" draw:layer="layout" svg:x1="38.464cm" svg:y1="100.183cm" svg:x2="40.024cm" svg:y2="105.469cm" draw:start-shape="id50" draw:start-glue-point="2" draw:end-shape="id52" draw:end-glue-point="6" svg:d="m38464 100183v5286h1560">
            <text:p/>
          </draw:connector>
          <draw:connector draw:style-name="gr7" draw:text-style-name="P1" draw:layer="layout" svg:x1="38.464cm" svg:y1="100.183cm" svg:x2="40.024cm" svg:y2="108.184cm" draw:start-shape="id50" draw:start-glue-point="2" draw:end-shape="id53" draw:end-glue-point="6" svg:d="m38464 100183v8001h1560">
            <text:p/>
          </draw:connector>
          <draw:connector draw:style-name="gr7" draw:text-style-name="P1" draw:layer="layout" svg:x1="38.464cm" svg:y1="100.183cm" svg:x2="40.024cm" svg:y2="110.851cm" draw:start-shape="id50" draw:start-glue-point="2" draw:end-shape="id54" draw:end-glue-point="6" svg:d="m38464 100183v10668h1560">
            <text:p/>
          </draw:connector>
        </draw:g>
        <draw:g xml:id="id73" draw:id="id73">
          <draw:custom-shape draw:style-name="gr9" draw:text-style-name="P1" xml:id="id55" draw:id="id55" draw:layer="layout" svg:width="17.78cm" svg:height="3.683cm" svg:x="48.688cm" svg:y="96.499cm">
            <text:p text:style-name="P1">Calculate derived outputs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1" xml:id="id56" draw:id="id56" draw:layer="layout" svg:width="7.62cm" svg:height="2.032cm" svg:x="58.441cm" svg:y="101.453cm">
            <text:p text:style-name="P1">Derived output 0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7" draw:id="id57" draw:layer="layout" svg:width="7.62cm" svg:height="2.032cm" svg:x="58.44cm" svg:y="104.452cm">
            <text:p text:style-name="P1">Derived output 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8" draw:id="id58" draw:layer="layout" svg:width="7.62cm" svg:height="2.032cm" svg:x="58.44cm" svg:y="107.167cm">
            <text:p text:style-name="P1">...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xml:id="id59" draw:id="id59" draw:layer="layout" svg:width="7.62cm" svg:height="2.032cm" svg:x="58.44cm" svg:y="109.834cm">
            <text:p text:style-name="P1">Derived output N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1" draw:layer="layout" svg:x1="57.578cm" svg:y1="100.182cm" svg:x2="59.203cm" svg:y2="102.469cm" draw:start-shape="id55" draw:start-glue-point="2" draw:end-shape="id56" draw:end-glue-point="6" svg:d="m57578 100182v2287h1625">
            <text:p/>
          </draw:connector>
          <draw:connector draw:style-name="gr7" draw:text-style-name="P1" draw:layer="layout" svg:x1="57.578cm" svg:y1="100.182cm" svg:x2="59.202cm" svg:y2="105.468cm" draw:start-shape="id55" draw:start-glue-point="2" draw:end-shape="id57" draw:end-glue-point="6" svg:d="m57578 100182v5286h1624">
            <text:p/>
          </draw:connector>
          <draw:connector draw:style-name="gr7" draw:text-style-name="P1" draw:layer="layout" svg:x1="57.578cm" svg:y1="100.182cm" svg:x2="59.202cm" svg:y2="108.183cm" draw:start-shape="id55" draw:start-glue-point="2" draw:end-shape="id58" draw:end-glue-point="6" svg:d="m57578 100182v8001h1624">
            <text:p/>
          </draw:connector>
          <draw:connector draw:style-name="gr7" draw:text-style-name="P1" draw:layer="layout" svg:x1="57.578cm" svg:y1="100.182cm" svg:x2="59.202cm" svg:y2="110.85cm" draw:start-shape="id55" draw:start-glue-point="2" draw:end-shape="id59" draw:end-glue-point="6" svg:d="m57578 100182v10668h1624">
            <text:p/>
          </draw:connector>
        </draw:g>
        <draw:g xml:id="id75" draw:id="id75">
          <draw:custom-shape draw:style-name="gr10" draw:text-style-name="P1" xml:id="id60" draw:id="id60" draw:layer="layout" svg:width="17.78cm" svg:height="3.683cm" svg:x="70.342cm" svg:y="96.499cm">
            <text:p text:style-name="P1">Calculate derived outputs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0" draw:text-style-name="P1" xml:id="id61" draw:id="id61" draw:layer="layout" svg:width="7.62cm" svg:height="2.032cm" svg:x="80.031cm" svg:y="101.453cm">
            <text:p text:style-name="P1">Derived output 0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xml:id="id62" draw:id="id62" draw:layer="layout" svg:width="7.62cm" svg:height="2.032cm" svg:x="80.03cm" svg:y="104.452cm">
            <text:p text:style-name="P1">Derived output 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xml:id="id63" draw:id="id63" draw:layer="layout" svg:width="7.62cm" svg:height="2.032cm" svg:x="80.03cm" svg:y="107.167cm">
            <text:p text:style-name="P1">...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xml:id="id64" draw:id="id64" draw:layer="layout" svg:width="7.62cm" svg:height="2.032cm" svg:x="80.03cm" svg:y="109.834cm">
            <text:p text:style-name="P1">Derived output N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1" draw:layer="layout" svg:x1="79.232cm" svg:y1="100.182cm" svg:x2="80.793cm" svg:y2="102.469cm" draw:start-shape="id60" draw:start-glue-point="2" draw:end-shape="id61" draw:end-glue-point="6" svg:d="m79232 100182v2287h1561">
            <text:p/>
          </draw:connector>
          <draw:connector draw:style-name="gr7" draw:text-style-name="P1" draw:layer="layout" svg:x1="79.232cm" svg:y1="100.182cm" svg:x2="80.792cm" svg:y2="105.468cm" draw:start-shape="id60" draw:start-glue-point="2" draw:end-shape="id62" draw:end-glue-point="6" svg:d="m79232 100182v5286h1560">
            <text:p/>
          </draw:connector>
          <draw:connector draw:style-name="gr7" draw:text-style-name="P1" draw:layer="layout" svg:x1="79.232cm" svg:y1="100.182cm" svg:x2="80.792cm" svg:y2="108.183cm" draw:start-shape="id60" draw:start-glue-point="2" draw:end-shape="id63" draw:end-glue-point="6" svg:d="m79232 100182v8001h1560">
            <text:p/>
          </draw:connector>
          <draw:connector draw:style-name="gr7" draw:text-style-name="P1" draw:layer="layout" svg:x1="79.232cm" svg:y1="100.182cm" svg:x2="80.792cm" svg:y2="110.85cm" draw:start-shape="id60" draw:start-glue-point="2" draw:end-shape="id64" draw:end-glue-point="6" svg:d="m79232 100182v10668h1560">
            <text:p/>
          </draw:connector>
        </draw:g>
        <draw:custom-shape draw:style-name="gr3" draw:text-style-name="P1" xml:id="id66" draw:id="id66" draw:layer="layout" svg:width="17.78cm" svg:height="3.683cm" svg:x="29.574cm" svg:y="117.201cm">
          <text:p text:style-name="P1">Write outputs to fil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1" xml:id="id65" draw:id="id65" draw:layer="layout" svg:width="1.651cm" svg:height="11.176cm" svg:x="46.72cm" svg:y="101.0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" draw:text-style-name="P1" draw:layer="layout" draw:line-skew="0.642cm" svg:x1="48.371cm" svg:y1="106.66cm" svg:x2="38.464cm" svg:y2="117.201cm" draw:start-shape="id65" draw:start-glue-point="6" draw:end-shape="id66" draw:end-glue-point="0" svg:d="m48371 106660h1143v8065h-11050v2476">
          <text:p/>
        </draw:connector>
        <draw:custom-shape draw:style-name="gr5" draw:text-style-name="P1" xml:id="id67" draw:id="id67" draw:layer="layout" svg:width="1.651cm" svg:height="11.176cm" svg:x="65.719cm" svg:y="101.0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xml:id="id69" draw:id="id69" draw:layer="layout" svg:width="1.651cm" svg:height="11.176cm" svg:x="87.519cm" svg:y="101.0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xml:id="id68" draw:id="id68" draw:layer="layout" svg:width="17.78cm" svg:height="3.683cm" svg:x="48.752cm" svg:y="117.2cm">
          <text:p text:style-name="P1">Write outputs to fil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70" draw:id="id70" draw:layer="layout" svg:width="17.78cm" svg:height="3.683cm" svg:x="70.342cm" svg:y="117.199cm">
          <text:p text:style-name="P1">Write outputs to fil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67.37cm" svg:y1="106.659cm" svg:x2="57.642cm" svg:y2="117.2cm" draw:start-shape="id67" draw:start-glue-point="6" draw:end-shape="id68" draw:end-glue-point="0" svg:d="m67370 106659h501v8065h-10229v2476">
          <text:p/>
        </draw:connector>
        <draw:connector draw:style-name="gr7" draw:text-style-name="P1" draw:layer="layout" svg:x1="89.17cm" svg:y1="106.659cm" svg:x2="79.232cm" svg:y2="117.199cm" draw:start-shape="id69" draw:start-glue-point="6" draw:end-shape="id70" draw:end-glue-point="0" svg:d="m89170 106659h501v8064h-10439v2476">
          <text:p/>
        </draw:connector>
        <draw:connector draw:style-name="gr7" draw:text-style-name="P1" draw:layer="layout" draw:line-skew="9.144cm" svg:x1="34.274cm" svg:y1="94.087cm" svg:x2="38.464cm" svg:y2="117.201cm" draw:start-shape="id47" draw:start-glue-point="8" draw:end-shape="id66" draw:end-glue-point="0" svg:d="m34274 94087v20701h4190v2413">
          <text:p/>
        </draw:connector>
        <draw:connector draw:style-name="gr7" draw:text-style-name="P1" draw:layer="layout" svg:x1="38.464cm" svg:y1="96.5cm" svg:x2="38.465cm" svg:y2="94.849cm" draw:start-shape="id71" draw:start-glue-point="0" draw:end-shape="id72" draw:end-glue-point="2" svg:d="m38464 96500v-825h1v-826">
          <text:p/>
        </draw:connector>
        <draw:connector draw:style-name="gr7" draw:text-style-name="P1" draw:layer="layout" svg:x1="57.578cm" svg:y1="96.499cm" svg:x2="57.578cm" svg:y2="94.849cm" draw:start-shape="id73" draw:start-glue-point="0" draw:end-shape="id74" draw:end-glue-point="2" svg:d="m57578 96499v-1650">
          <text:p/>
        </draw:connector>
        <draw:connector draw:style-name="gr7" draw:text-style-name="P1" draw:layer="layout" svg:x1="79.232cm" svg:y1="96.499cm" svg:x2="79.232cm" svg:y2="94.976cm" draw:start-shape="id75" draw:start-glue-point="0" draw:end-shape="id76" draw:end-glue-point="2" svg:d="m79232 96499v-1523">
          <text:p/>
        </draw:connector>
        <draw:connector draw:style-name="gr7" draw:text-style-name="P1" draw:layer="layout" draw:line-skew="9.018cm" svg:x1="52.943cm" svg:y1="94.086cm" svg:x2="57.642cm" svg:y2="117.2cm" draw:start-shape="id48" draw:start-glue-point="8" draw:end-shape="id68" draw:end-glue-point="0" svg:d="m52943 94086v20575h4699v2539">
          <text:p/>
        </draw:connector>
        <draw:connector draw:style-name="gr7" draw:text-style-name="P1" draw:layer="layout" draw:line-skew="9.145cm" svg:x1="74.914cm" svg:y1="94.086cm" svg:x2="79.232cm" svg:y2="117.199cm" draw:start-shape="id49" draw:start-glue-point="8" draw:end-shape="id70" draw:end-glue-point="0" svg:d="m74914 94086v20702h4318v2411">
          <text:p/>
        </draw:connector>
        <draw:custom-shape draw:style-name="gr3" draw:text-style-name="P1" xml:id="id77" draw:id="id77" draw:layer="layout" svg:width="5.588cm" svg:height="5.334cm" svg:x="35.67cm" svg:y="124.44cm">
          <text:p text:style-name="P1">Outputs</text:p>
          <text:p text:style-name="P1">Body 0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78" draw:id="id78" draw:layer="layout" svg:width="5.588cm" svg:height="5.334cm" svg:x="54.848cm" svg:y="124.439cm">
          <text:p text:style-name="P1">Outputs</text:p>
          <text:p text:style-name="P1">Body 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79" draw:id="id79" draw:layer="layout" svg:width="5.588cm" svg:height="5.334cm" svg:x="76.438cm" svg:y="124.439cm">
          <text:p text:style-name="P1">Outputs</text:p>
          <text:p text:style-name="P1">Body 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1" draw:layer="layout" svg:x1="38.464cm" svg:y1="120.884cm" svg:x2="38.464cm" svg:y2="124.44cm" draw:start-shape="id66" draw:start-glue-point="2" draw:end-shape="id77" svg:d="m38464 120884v3556">
          <text:p/>
        </draw:connector>
        <draw:connector draw:style-name="gr7" draw:text-style-name="P1" draw:layer="layout" svg:x1="57.642cm" svg:y1="120.883cm" svg:x2="57.642cm" svg:y2="124.439cm" draw:start-shape="id68" draw:start-glue-point="2" draw:end-shape="id78" draw:end-glue-point="4" svg:d="m57642 120883v3556">
          <text:p/>
        </draw:connector>
        <draw:connector draw:style-name="gr7" draw:text-style-name="P1" draw:layer="layout" svg:x1="79.232cm" svg:y1="120.882cm" svg:x2="79.232cm" svg:y2="124.439cm" draw:start-shape="id70" draw:start-glue-point="2" draw:end-shape="id79" draw:end-glue-point="4" svg:d="m79232 120882v3557">
          <text:p/>
        </draw:connector>
        <draw:custom-shape draw:style-name="gr11" draw:text-style-name="P3" draw:layer="layout" svg:width="89.44cm" svg:height="10.795cm" svg:x="1cm" svg:y="1cm">
          <text:p text:style-name="P1"><text:span text:style-name="T2">oFreq Program Flowch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2.225cm" svg:height="46.26cm" svg:x="0.873cm" svg:y="8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5.334cm" svg:x="18.906cm" svg:y="18.505cm">
          <text:p text:style-name="P1">User Control </text:p>
          <text:p text:style-name="P1">Tex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layer="layout" svg:width="12.573cm" svg:height="3.552cm" svg:x="8.747cm" svg:y="94.254cm">
          <draw:text-box>
            <text:p>Text files. <text:s/>Denotes possibility of multiple text files.</text:p>
          </draw:text-box>
        </draw:frame>
        <draw:frame draw:style-name="gr13" draw:layer="layout" svg:width="12.573cm" svg:height="3.552cm" svg:x="8.748cm" svg:y="99.354cm">
          <draw:text-box>
            <text:p>Internal data storage. <text:s/></text:p>
          </draw:text-box>
        </draw:frame>
        <draw:frame draw:style-name="gr14" draw:text-style-name="P4" draw:layer="layout" svg:width="13.208cm" svg:height="2.921cm" svg:x="5.445cm" svg:y="91.252cm">
          <draw:text-box>
            <text:p text:style-name="P4"><text:span text:style-name="T3">Symbol Legend</text:span></text:p>
          </draw:text-box>
        </draw:frame>
        <draw:custom-shape draw:style-name="gr3" draw:text-style-name="P1" draw:layer="layout" svg:width="4.124cm" svg:height="3.937cm" svg:x="2.524cm" svg:y="94.17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5.334cm" svg:height="1.422cm" svg:x="2.016cm" svg:y="99.60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5.461cm" svg:height="3.217cm" svg:x="2.016cm" svg:y="103.27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5.715cm" svg:height="2.667cm" svg:x="1.889cm" svg:y="109.15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3" draw:layer="layout" svg:width="12.573cm" svg:height="3.552cm" svg:x="8.874cm" svg:y="103.19cm">
          <draw:text-box>
            <text:p>Internal process or data manipulation.</text:p>
          </draw:text-box>
        </draw:frame>
        <draw:frame draw:style-name="gr13" draw:layer="layout" svg:width="12.573cm" svg:height="3.552cm" svg:x="8.62cm" svg:y="109.163cm">
          <draw:text-box>
            <text:p>User modified and recompiled library for equation of motion. <text:s/>Library already defined. <text:s/>User only modifies and re- compiles</text:p>
          </draw:text-box>
        </draw:frame>
        <draw:g>
          <draw:frame draw:style-name="gr14" draw:text-style-name="P4" draw:layer="layout" svg:width="18.415cm" svg:height="2.921cm" svg:x="3.16cm" svg:y="123.537cm">
            <draw:text-box>
              <text:p text:style-name="P4"><text:span text:style-name="T3">Color Shading Legend</text:span></text:p>
            </draw:text-box>
          </draw:frame>
          <draw:custom-shape draw:style-name="gr1" draw:text-style-name="P1" draw:layer="layout" svg:width="4.699cm" svg:height="1.778cm" svg:x="1.889cm" svg:y="126.458cm">
            <text:p/>
            <draw:enhanced-geometry svg:viewBox="0 0 21600 21600" draw:type="rectangle" draw:enhanced-path="M 0 0 L 21600 0 21600 21600 0 21600 0 0 Z N"/>
          </draw:custom-shape>
          <draw:frame draw:style-name="gr15" draw:layer="layout" svg:width="9.271cm" svg:height="1.774cm" svg:x="9.256cm" svg:y="126.585cm">
            <draw:text-box>
              <text:p>Required program feature</text:p>
            </draw:text-box>
          </draw:frame>
          <draw:custom-shape draw:style-name="gr10" draw:text-style-name="P1" draw:layer="layout" svg:width="4.699cm" svg:height="1.565cm" svg:x="1.889cm" svg:y="128.9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4.699cm" svg:height="1.778cm" svg:x="1.889cm" svg:y="131.457cm">
            <text:p/>
            <draw:enhanced-geometry svg:viewBox="0 0 21600 21600" draw:type="rectangle" draw:enhanced-path="M 0 0 L 21600 0 21600 21600 0 21600 0 0 Z N"/>
          </draw:custom-shape>
          <draw:frame draw:style-name="gr15" draw:layer="layout" svg:width="9.271cm" svg:height="1.774cm" svg:x="9.257cm" svg:y="129.085cm">
            <draw:text-box>
              <text:p>Optional program feature</text:p>
            </draw:text-box>
          </draw:frame>
          <draw:frame draw:style-name="gr15" draw:layer="layout" svg:width="9.271cm" svg:height="2.384cm" svg:x="9.257cm" svg:y="131.585cm">
            <draw:text-box>
              <text:p>Future program feature – outside scope of current project.</text:p>
            </draw:text-box>
          </draw:frame>
        </draw:g>
        <draw:line draw:style-name="gr8" draw:text-style-name="P1" draw:layer="layout" svg:x1="23.098cm" svg:y1="122.539cm" svg:x2="1cm" svg:y2="122.539cm">
          <text:p/>
        </draw:line>
        <draw:frame draw:style-name="gr17" draw:layer="layout" svg:width="26.416cm" svg:height="1.905cm" svg:x="46.466cm" svg:y="13.319cm">
          <draw:text-box>
            <text:p>Each database is a text file or series of text files containing three force definitions. <text:s/>Each force is defined for approximately 20 – 50 frequencies and 1 – 36 wave directions.</text:p>
          </draw:text-box>
        </draw:frame>
        <draw:frame draw:style-name="gr18" draw:text-style-name="P5" draw:layer="layout" svg:width="7.747cm" svg:height="2.794cm" svg:x="48.879cm" svg:y="33.893cm">
          <draw:text-box>
            <text:p text:style-name="P5">See page 2 for further definition of interpolation and scaling</text:p>
          </draw:text-box>
        </draw:frame>
        <draw:frame draw:style-name="gr19" draw:layer="layout" svg:width="8.382cm" svg:height="7.87cm" svg:x="25.511cm" svg:y="103.997cm">
          <draw:text-box>
            <text:p text:style-name="P5">Derived outputs are a series of custom engineering calculations based on the original force definitions for each body and solved equations of motion</text:p>
          </draw:text-box>
        </draw:frame>
        <draw:frame draw:style-name="gr20" draw:layer="layout" svg:width="6.35cm" svg:height="3.044cm" svg:x="31.988cm" svg:y="23.225cm">
          <draw:text-box>
            <text:p>One set of user forces for each body.</text:p>
          </draw:text-box>
        </draw:frame>
        <draw:frame draw:style-name="gr21" draw:layer="layout" svg:width="8.128cm" svg:height="3.171cm" svg:x="39.1cm" svg:y="42.529cm">
          <draw:text-box>
            <text:p>Typical run uses a single body. <text:s/>Program should allow unlimited number of bodies.</text:p>
          </draw:text-box>
        </draw:frame>
        <draw:frame draw:style-name="gr22" draw:layer="layout" svg:width="11.049cm" svg:height="7.361cm" svg:x="3.286cm" svg:y="59.293cm">
          <draw:text-box>
            <text:p>Project requires definition of a single equation of motion model. <text:s/>Model0 will be a 6 degree of freedom model. <text:s/>6 equations, 6 variables.</text:p>
            <text:p/>
            <text:p>A total of 25 equations of motion models will be created and linked. <text:s/>Only Model0 will be defined. <text:s/>The <text:s/>rest will be empty classes for user custom definition.</text:p>
          </draw:text-box>
        </draw:frame>
        <draw:frame draw:style-name="gr23" draw:layer="layout" svg:width="7.874cm" svg:height="3.806cm" svg:x="21.374cm" svg:y="59.42cm">
          <draw:text-box>
            <text:p text:style-name="P5">See page 3 for further details on summation of forces for each body.</text:p>
            <text:p text:style-name="P5">and combination into global forces</text:p>
          </draw:text-box>
        </draw:frame>
        <draw:line draw:style-name="gr8" draw:text-style-name="P1" draw:layer="layout" svg:x1="2.778cm" svg:y1="120.38cm" svg:x2="6.842cm" svg:y2="120.38cm">
          <text:p/>
        </draw:line>
        <draw:line draw:style-name="gr8" draw:text-style-name="P1" draw:layer="layout" svg:x1="4.683cm" svg:y1="121.523cm" svg:x2="4.683cm" svg:y2="118.856cm">
          <text:p/>
        </draw:line>
        <draw:frame draw:style-name="gr24" draw:layer="layout" svg:width="12.573cm" svg:height="2.79cm" svg:x="8.621cm" svg:y="118.537cm">
          <draw:text-box>
            <text:p>Process path, NOT intersecting. <text:s/>No interaction.</text:p>
          </draw:text-box>
        </draw:frame>
        <draw:custom-shape draw:style-name="gr1" draw:text-style-name="P1" draw:layer="layout" svg:width="4.826cm" svg:height="2.54cm" svg:x="2.143cm" svg:y="114.15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3" draw:layer="layout" svg:width="12.573cm" svg:height="3.552cm" svg:x="8.621cm" svg:y="113.763cm">
          <draw:text-box>
            <text:p>Decision junction.</text:p>
          </draw:text-box>
        </draw:frame>
        <draw:polyline draw:style-name="gr25" draw:text-style-name="P1" draw:layer="layout" svg:width="70.135cm" svg:height="83.819cm" draw:transform="rotate (-3.14159265358979) translate (90.44cm 116.062cm)" svg:viewBox="0 0 70136 83820" draw:points="18955,83693 52991,83693 53372,83693 53372,70739 70136,70739 70136,32131 64421,32131 64421,0 0,0 0,83820 19209,83820">
          <text:p/>
        </draw:polyline>
        <draw:frame draw:style-name="gr26" draw:layer="layout" svg:width="7.62cm" svg:height="4.06cm" svg:x="6.715cm" svg:y="72.12cm">
          <draw:text-box>
            <text:p>Processes contained within green polygon are repeated for each wave frequency.</text:p>
          </draw:text-box>
        </draw:frame>
        <draw:line draw:style-name="gr27" draw:text-style-name="P1" draw:layer="layout" svg:x1="13.446cm" svg:y1="72.628cm" svg:x2="20.304cm" svg:y2="72.628cm">
          <text:p/>
        </draw:line>
      </draw:page>
      <draw:page draw:name="page2" draw:style-name="dp1" draw:master-page-name="Default">
        <draw:custom-shape draw:style-name="gr11" draw:text-style-name="P3" draw:layer="layout" svg:width="89.44cm" svg:height="10.795cm" svg:x="1cm" svg:y="1.7cm">
          <text:p text:style-name="P1"><text:span text:style-name="T2">Hydrodynamic Interpolation </text:span></text:p>
          <text:p text:style-name="P1"><text:span text:style-name="T2">Flowchart</text:span></text:p>
          <draw:enhanced-geometry svg:viewBox="0 0 21600 21600" draw:type="rectangle" draw:enhanced-path="M 0 0 L 21600 0 21600 21600 0 21600 0 0 Z N"/>
        </draw:custom-shape>
        <draw:g xml:id="id80" draw:id="id80">
          <draw:custom-shape draw:style-name="gr3" draw:text-style-name="P1" draw:layer="layout" svg:width="5.588cm" svg:height="5.334cm" svg:x="45.068cm" svg:y="15.86cm">
            <text:p text:style-name="P1">Hydrodynamic </text:p>
            <text:p text:style-name="P1">Database 0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52.561cm" svg:y="15.86cm">
            <text:p text:style-name="P1">Hydrodynamic </text:p>
            <text:p text:style-name="P1">Database 1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60.054cm" svg:y="15.859cm">
            <text:p text:style-name="P1">...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" draw:text-style-name="P1" draw:layer="layout" svg:width="5.588cm" svg:height="5.334cm" svg:x="67.42cm" svg:y="15.859cm">
            <text:p text:style-name="P1">Hydrodynamic </text:p>
            <text:p text:style-name="P1">Database N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" draw:layer="layout" svg:width="2.54cm" svg:height="30.099cm" draw:transform="rotate (-1.5707963267949) translate (74.151cm 21.194cm)">
            <text:p/>
            <draw:enhanced-geometry svg:viewBox="0 0 21600 21600" draw:glue-points="0 0 0 21600 21600 10800" draw:text-areas="0 ?f9 7800 ?f10" draw:type="right-brace" draw:modifiers="2029.022909945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3" draw:text-style-name="P1" xml:id="id82" draw:id="id82" draw:layer="layout" svg:width="10.033cm" svg:height="5.334cm" svg:x="36.306cm" svg:y="31.48cm">
          <text:p text:style-name="P1">More than 1 databas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91" draw:id="id91" draw:layer="layout" svg:width="8.763cm" svg:height="3.81cm" svg:x="7.477cm" svg:y="45.577cm">
          <text:p text:style-name="P1"/>
          <text:p text:style-name="P1">Wave Amplitude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1" draw:layer="layout" draw:type="line" svg:x1="59.101cm" svg:y1="23.734cm" svg:x2="59.443cm" svg:y2="31.574cm" draw:start-shape="id80" draw:start-glue-point="2" draw:end-shape="id81" draw:end-glue-point="3" svg:d="m59101 23734 342 7840">
          <text:p/>
        </draw:connector>
        <draw:connector draw:style-name="gr8" draw:text-style-name="P1" xml:id="id81" draw:id="id81" draw:layer="layout" draw:type="line" svg:x1="41.323cm" svg:y1="31.48cm" svg:x2="59.443cm" svg:y2="31.574cm" draw:start-shape="id82" draw:start-glue-point="4" svg:d="m41323 31480 18120 94">
          <text:p/>
        </draw:connector>
        <draw:custom-shape draw:style-name="gr3" draw:text-style-name="P1" xml:id="id84" draw:id="id84" draw:layer="layout" svg:width="12.065cm" svg:height="5.207cm" svg:x="50.276cm" svg:y="37.703cm">
          <text:p text:style-name="P1">Fine the two databases that </text:p>
          <text:p text:style-name="P1">are closest to specified</text:p>
          <text:p text:style-name="P1">wave height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83" draw:id="id83" draw:layer="layout" svg:width="12.065cm" svg:height="5.207cm" svg:x="19.669cm" svg:y="37.702cm">
          <text:p text:style-name="P1">Scale forces in database</text:p>
          <text:p text:style-name="P1">by ratio of wave amplitudes.</text:p>
          <text:p text:style-name="P1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25.701cm" svg:y1="37.702cm" svg:x2="36.306cm" svg:y2="34.147cm" draw:start-shape="id83" draw:start-glue-point="0" draw:end-shape="id82" draw:end-glue-point="5" svg:d="m25701 37702v-3555h10605">
          <text:p/>
        </draw:connector>
        <draw:connector draw:style-name="gr7" draw:text-style-name="P1" draw:layer="layout" svg:x1="56.308cm" svg:y1="37.703cm" svg:x2="46.339cm" svg:y2="34.147cm" draw:start-shape="id84" draw:start-glue-point="0" draw:end-shape="id82" draw:end-glue-point="7" svg:d="m56308 37703v-3556h-9969">
          <text:p/>
        </draw:connector>
        <draw:frame draw:style-name="gr28" draw:layer="layout" svg:width="2.032cm" svg:height="1.012cm" svg:x="46.847cm" svg:y="33.131cm">
          <draw:text-box>
            <text:p>Yes</text:p>
          </draw:text-box>
        </draw:frame>
        <draw:frame draw:style-name="gr29" draw:layer="layout" svg:width="2.794cm" svg:height="1.139cm" svg:x="34.685cm" svg:y="33.104cm">
          <draw:text-box>
            <text:p>No</text:p>
          </draw:text-box>
        </draw:frame>
        <draw:custom-shape draw:style-name="gr3" draw:text-style-name="P1" xml:id="id86" draw:id="id86" draw:layer="layout" svg:width="12.065cm" svg:height="5.207cm" svg:x="50.274cm" svg:y="51.701cm">
          <text:p text:style-name="P1">Scale wave forces based</text:p>
          <text:p text:style-name="P1">on wave amplitude</text:p>
          <text:p text:style-name="P1">and non-linearity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85" draw:id="id85" draw:layer="layout" svg:width="12.065cm" svg:height="5.207cm" svg:x="50.274cm" svg:y="44.701cm">
          <text:p text:style-name="P1">Compare the two database</text:p>
          <text:p text:style-name="P1">forces to a linear scaling </text:p>
          <text:p text:style-name="P1">and determine non-linearity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56.308cm" svg:y1="42.91cm" svg:x2="56.306cm" svg:y2="44.701cm" draw:start-shape="id84" draw:start-glue-point="2" draw:end-shape="id85" draw:end-glue-point="0" svg:d="m56308 42910v895h-2v896">
          <text:p/>
        </draw:connector>
        <draw:connector draw:style-name="gr7" draw:text-style-name="P1" draw:layer="layout" svg:x1="56.306cm" svg:y1="49.908cm" svg:x2="56.306cm" svg:y2="51.701cm" draw:start-shape="id85" draw:start-glue-point="2" draw:end-shape="id86" draw:end-glue-point="0" svg:d="m56306 49908v1793">
          <text:p/>
        </draw:connector>
        <draw:custom-shape draw:style-name="gr3" draw:text-style-name="P1" xml:id="id88" draw:id="id88" draw:layer="layout" svg:width="12.065cm" svg:height="5.207cm" svg:x="50.022cm" svg:y="68.437cm">
          <text:p text:style-name="P1">Interpolate wave forces</text:p>
          <text:p text:style-name="P1">by wave direc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87" draw:id="id87" draw:layer="layout" svg:width="10.033cm" svg:height="5.334cm" svg:x="36.306cm" svg:y="62.087cm">
          <text:p text:style-name="P1">More than 1 </text:p>
          <text:p text:style-name="P1">wave direc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layer="layout" svg:width="2.032cm" svg:height="1.012cm" svg:x="46.847cm" svg:y="63.765cm">
          <draw:text-box>
            <text:p>Yes</text:p>
          </draw:text-box>
        </draw:frame>
        <draw:frame draw:style-name="gr29" xml:id="id90" draw:id="id90" draw:layer="layout" svg:width="2.794cm" svg:height="1.139cm" svg:x="34.685cm" svg:y="63.738cm">
          <draw:text-box>
            <text:p>No</text:p>
          </draw:text-box>
        </draw:frame>
        <draw:connector draw:style-name="gr7" draw:text-style-name="P1" draw:layer="layout" svg:x1="46.339cm" svg:y1="64.754cm" svg:x2="56.054cm" svg:y2="68.437cm" draw:start-shape="id87" draw:start-glue-point="7" draw:end-shape="id88" draw:end-glue-point="0" svg:d="m46339 64754h9715v3683">
          <text:p/>
        </draw:connector>
        <draw:custom-shape draw:style-name="gr3" draw:text-style-name="P1" xml:id="id89" draw:id="id89" draw:layer="layout" svg:width="12.065cm" svg:height="5.207cm" svg:x="35.29cm" svg:y="79.105cm">
          <text:p text:style-name="P1">Interpolate for wave</text:p>
          <text:p text:style-name="P1">frequenc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41.322cm" svg:y1="79.105cm" svg:x2="56.054cm" svg:y2="73.644cm" draw:start-shape="id89" draw:start-glue-point="0" draw:end-shape="id88" svg:d="m41322 79105v-2731h14732v-2730">
          <text:p/>
        </draw:connector>
        <draw:connector draw:style-name="gr7" draw:text-style-name="P1" draw:layer="layout" draw:line-skew="0.765cm" svg:x1="41.322cm" svg:y1="79.105cm" svg:x2="36.082cm" svg:y2="64.877cm" draw:start-shape="id89" draw:start-glue-point="0" draw:end-shape="id90" draw:end-glue-point="2" svg:d="m41322 79105v-6350h-5240v-7878">
          <text:p/>
        </draw:connector>
        <draw:connector draw:style-name="gr7" draw:text-style-name="P1" draw:layer="layout" svg:x1="25.701cm" svg:y1="42.909cm" svg:x2="41.323cm" svg:y2="62.087cm" draw:start-shape="id83" draw:start-glue-point="2" draw:end-shape="id87" draw:end-glue-point="4" svg:d="m25701 42909v9589h15622v9589">
          <text:p/>
        </draw:connector>
        <draw:connector draw:style-name="gr7" draw:text-style-name="P1" draw:layer="layout" svg:x1="56.306cm" svg:y1="56.908cm" svg:x2="41.323cm" svg:y2="62.087cm" draw:start-shape="id86" draw:start-glue-point="2" draw:end-shape="id87" draw:end-glue-point="4" svg:d="m56306 56908v2590h-14983v2589">
          <text:p/>
        </draw:connector>
        <draw:custom-shape draw:style-name="gr3" draw:text-style-name="P1" xml:id="id93" draw:id="id93" draw:layer="layout" svg:width="8.763cm" svg:height="3.81cm" svg:x="7.476cm" svg:y="79.803cm">
          <text:p text:style-name="P1"/>
          <text:p text:style-name="P1">Wave Frequency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2" draw:id="id92" draw:layer="layout" svg:width="8.763cm" svg:height="3.81cm" svg:x="7.475cm" svg:y="69.135cm">
          <text:p text:style-name="P1"/>
          <text:p text:style-name="P1">Wave Direction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5.348cm" svg:y1="47.482cm" svg:x2="19.669cm" svg:y2="40.305cm" draw:start-shape="id91" draw:start-glue-point="9" draw:end-shape="id83" svg:d="m15348 47482h2606v-7177h1715">
          <text:p/>
        </draw:connector>
        <draw:connector draw:style-name="gr7" draw:text-style-name="P1" draw:layer="layout" draw:line-skew="11.812cm" svg:x1="15.348cm" svg:y1="47.482cm" svg:x2="50.274cm" svg:y2="54.304cm" draw:start-shape="id91" draw:start-glue-point="9" draw:end-shape="id86" draw:end-glue-point="3" svg:d="m15348 47482h29721v6822h5205">
          <text:p/>
        </draw:connector>
        <draw:connector draw:style-name="gr7" draw:text-style-name="P1" draw:layer="layout" svg:x1="15.346cm" svg:y1="71.04cm" svg:x2="50.022cm" svg:y2="71.04cm" draw:start-shape="id92" draw:start-glue-point="9" draw:end-shape="id88" svg:d="m15346 71040h34676">
          <text:p/>
        </draw:connector>
        <draw:connector draw:style-name="gr7" draw:text-style-name="P1" draw:layer="layout" svg:x1="15.347cm" svg:y1="81.708cm" svg:x2="35.29cm" svg:y2="81.708cm" draw:start-shape="id93" draw:start-glue-point="9" draw:end-shape="id89" draw:end-glue-point="3" svg:d="m15347 81708h19943">
          <text:p/>
        </draw:connector>
        <draw:connector draw:style-name="gr27" draw:text-style-name="P1" draw:layer="layout" draw:type="line" svg:x1="41.322cm" svg:y1="84.312cm" svg:x2="41.372cm" svg:y2="90.968cm" draw:start-shape="id89" draw:start-glue-point="2" svg:d="m41322 84312 50 6656">
          <text:p/>
        </draw:connector>
        <draw:frame draw:style-name="gr30" draw:layer="layout" svg:width="6.223cm" svg:height="2.409cm" svg:x="38.338cm" svg:y="91.297cm">
          <draw:text-box>
            <text:p>Output wave forces</text:p>
          </draw:text-box>
        </draw:frame>
        <draw:frame draw:style-name="gr31" draw:layer="layout" svg:width="10.668cm" svg:height="2.917cm" svg:x="45.958cm" svg:y="23.352cm">
          <draw:text-box>
            <text:p>4 wave forces contained in each</text:p>
            <text:p>database.</text:p>
          </draw:text-box>
        </draw:frame>
      </draw:page>
      <draw:page draw:name="page3" draw:style-name="dp1" draw:master-page-name="Default">
        <draw:custom-shape draw:style-name="gr1" draw:text-style-name="P1" xml:id="id122" draw:id="id122" draw:layer="layout" svg:width="8.89cm" svg:height="12.954cm" svg:x="58.531cm" svg:y="41.7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9.44cm" svg:height="10.795cm" svg:x="1cm" svg:y="1cm">
          <text:p text:style-name="P1"><text:span text:style-name="T2">Body Force Summation Flowchart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7.78cm" svg:height="11.642cm" svg:x="37.449cm" svg:y="12.9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2" draw:text-style-name="P1" draw:layer="layout" svg:width="17.78cm" svg:height="0.931cm" svg:x="37.449cm" svg:y="12.049cm">
            <text:p text:style-name="P2">Body 0</text:p>
          </draw:rect>
        </draw:g>
        <draw:custom-shape draw:style-name="gr3" draw:text-style-name="P1" draw:layer="layout" svg:width="7.62cm" svg:height="2.032cm" svg:x="37.958cm" svg:y="13.778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0" draw:id="id110" draw:layer="layout" svg:width="7.62cm" svg:height="2.032cm" svg:x="37.958cm" svg:y="16.494cm">
          <text:p text:style-name="P1">User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1" draw:id="id111" draw:layer="layout" svg:width="7.62cm" svg:height="2.032cm" svg:x="37.958cm" svg:y="19.161cm">
          <text:p text:style-name="P1">User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8" draw:id="id118" draw:layer="layout" svg:width="7.62cm" svg:height="2.032cm" svg:x="46.737cm" svg:y="13.778cm">
          <text:p text:style-name="P1">Hydro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9" draw:id="id119" draw:layer="layout" svg:width="7.62cm" svg:height="2.032cm" svg:x="46.737cm" svg:y="16.494cm">
          <text:p text:style-name="P1">Hydro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20" draw:id="id120" draw:layer="layout" svg:width="7.62cm" svg:height="2.032cm" svg:x="46.737cm" svg:y="19.161cm">
          <text:p text:style-name="P1">Hydro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25" draw:id="id125" draw:layer="layout" svg:width="7.62cm" svg:height="2.032cm" svg:x="37.958cm" svg:y="21.955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9" draw:id="id99" draw:layer="layout" svg:width="7.747cm" svg:height="3.302cm" svg:x="30.591cm" svg:y="34.402cm">
          <text:p text:style-name="P1">Sum each </text:p>
          <text:p text:style-name="P1">forc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100" draw:id="id100" draw:layer="layout" svg:width="7.747cm" svg:height="3.302cm" svg:x="40.243cm" svg:y="34.401cm">
          <text:p text:style-name="P1">Sum each </text:p>
          <text:p text:style-name="P1">forc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94" draw:id="id94" draw:layer="layout" svg:width="7.747cm" svg:height="3.302cm" svg:x="49.768cm" svg:y="34.401cm">
          <text:p text:style-name="P1">Sum each </text:p>
          <text:p text:style-name="P1">forc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98" draw:id="id98" draw:layer="layout" svg:width="7.62cm" svg:height="2.032cm" svg:x="30.654cm" svg:y="42.402cm">
          <text:p text:style-name="P1">1 body</text:p>
          <text:p text:style-name="P1"><text:s/>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7" draw:id="id117" draw:layer="layout" svg:width="7.62cm" svg:height="2.032cm" svg:x="37.957cm" svg:y="13.777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58.913cm" svg:y="42.401cm">
          <text:p text:style-name="P1">Cross-body</text:p>
          <text:p text:style-name="P1">for derivative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58.912cm" svg:y="45.703cm">
          <text:p text:style-name="P1">Cross-body force</text:p>
          <text:p text:style-name="P1">for derivative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58.912cm" svg:y="48.878cm">
          <text:p text:style-name="P1">..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58.912cm" svg:y="52.053cm">
          <text:p text:style-name="P1">Cross-body force</text:p>
          <text:p text:style-name="P1">for derivative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5" draw:id="id95" draw:layer="layout" svg:width="8.89cm" svg:height="1.143cm" svg:x="58.531cm" svg:y="40.624cm">
          <text:p text:style-name="P1">Force Linked to Body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3" draw:id="id123" draw:layer="layout" svg:width="8.89cm" svg:height="12.954cm" svg:x="68.437cm" svg:y="41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2.032cm" svg:x="68.819cm" svg:y="42.4cm">
          <text:p text:style-name="P1">Cross-body</text:p>
          <text:p text:style-name="P1">for derivative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68.818cm" svg:y="45.702cm">
          <text:p text:style-name="P1">Cross-body force</text:p>
          <text:p text:style-name="P1">for derivative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68.818cm" svg:y="48.877cm">
          <text:p text:style-name="P1">..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68.818cm" svg:y="52.052cm">
          <text:p text:style-name="P1">Cross-body force</text:p>
          <text:p text:style-name="P1">for derivative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6" draw:id="id96" draw:layer="layout" svg:width="8.89cm" svg:height="1.143cm" svg:x="68.437cm" svg:y="40.623cm">
          <text:p text:style-name="P1">Force Linked to Body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8.89cm" svg:height="12.954cm" svg:x="78.724cm" svg:y="41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2.032cm" svg:x="79.106cm" svg:y="42.4cm">
          <text:p text:style-name="P1">Cross-body</text:p>
          <text:p text:style-name="P1">for derivative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79.105cm" svg:y="45.702cm">
          <text:p text:style-name="P1">Cross-body force</text:p>
          <text:p text:style-name="P1">for derivative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79.105cm" svg:y="48.877cm">
          <text:p text:style-name="P1">..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7.62cm" svg:height="2.032cm" svg:x="79.105cm" svg:y="52.052cm">
          <text:p text:style-name="P1">Cross-body force</text:p>
          <text:p text:style-name="P1">for derivative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7" draw:id="id97" draw:layer="layout" svg:width="8.89cm" svg:height="1.143cm" svg:x="78.724cm" svg:y="40.623cm">
          <text:p text:style-name="P1">Force Linked to Body 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3.641cm" svg:y1="37.703cm" svg:x2="62.976cm" svg:y2="40.624cm" draw:start-shape="id94" draw:start-glue-point="2" draw:end-shape="id95" draw:end-glue-point="0" svg:d="m53641 37703v1461h9335v1460">
          <text:p/>
        </draw:connector>
        <draw:connector draw:style-name="gr7" draw:text-style-name="P1" draw:layer="layout" svg:x1="53.641cm" svg:y1="37.703cm" svg:x2="72.882cm" svg:y2="40.623cm" draw:start-shape="id94" draw:start-glue-point="2" draw:end-shape="id96" draw:end-glue-point="0" svg:d="m53641 37703v1460h19241v1460">
          <text:p/>
        </draw:connector>
        <draw:connector draw:style-name="gr7" draw:text-style-name="P1" draw:layer="layout" svg:x1="53.641cm" svg:y1="37.703cm" svg:x2="83.169cm" svg:y2="40.623cm" draw:start-shape="id94" draw:start-glue-point="2" draw:end-shape="id97" draw:end-glue-point="0" svg:d="m53641 37703v1460h29528v1460">
          <text:p/>
        </draw:connector>
        <draw:connector draw:style-name="gr7" draw:text-style-name="P1" draw:layer="layout" svg:x1="34.464cm" svg:y1="42.402cm" svg:x2="34.464cm" svg:y2="37.704cm" draw:start-shape="id98" draw:start-glue-point="5" draw:end-shape="id99" draw:end-glue-point="2" svg:d="m34464 42402v-4698">
          <text:p/>
        </draw:connector>
        <draw:connector draw:style-name="gr7" draw:text-style-name="P1" draw:layer="layout" svg:x1="44.116cm" svg:y1="37.703cm" svg:x2="45.323cm" svg:y2="43.418cm" draw:start-shape="id100" draw:start-glue-point="2" draw:end-shape="id101" draw:end-glue-point="6" svg:d="m44116 37703v2350h-56v3365h1263">
          <text:p/>
        </draw:connector>
        <draw:connector draw:style-name="gr7" draw:text-style-name="P1" draw:layer="layout" svg:x1="45.323cm" svg:y1="49.895cm" svg:x2="44.116cm" svg:y2="37.703cm" draw:start-shape="id102" draw:start-glue-point="6" draw:end-shape="id100" draw:end-glue-point="2" svg:d="m45323 49895h-1263v-6603h56v-5589">
          <text:p/>
        </draw:connector>
        <draw:connector draw:style-name="gr7" draw:text-style-name="P1" draw:layer="layout" svg:x1="45.323cm" svg:y1="53.07cm" svg:x2="44.116cm" svg:y2="37.703cm" draw:start-shape="id103" draw:start-glue-point="6" draw:end-shape="id100" draw:end-glue-point="2" svg:d="m45323 53070h-1263v-8191h56v-7176">
          <text:p/>
        </draw:connector>
        <draw:custom-shape draw:style-name="gr3" draw:text-style-name="P1" xml:id="id105" draw:id="id105" draw:layer="layout" svg:width="10.033cm" svg:height="3.81cm" svg:x="28.305cm" svg:y="87.36cm">
          <text:p text:style-name="P1">Assembly of </text:p>
          <text:p text:style-name="P1">global matric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104" draw:id="id104" draw:layer="layout" svg:width="7.62cm" svg:height="2.032cm" svg:x="34.655cm" svg:y="93.075cm">
          <text:p text:style-name="P1">global force</text:p>
          <text:p text:style-name="P1">for derivative 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6" draw:id="id106" draw:layer="layout" svg:width="7.62cm" svg:height="2.032cm" svg:x="34.655cm" svg:y="96.377cm">
          <text:p text:style-name="P1">global force</text:p>
          <text:p text:style-name="P1">for derivative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7" draw:id="id107" draw:layer="layout" svg:width="7.62cm" svg:height="2.032cm" svg:x="34.655cm" svg:y="99.552cm">
          <text:p text:style-name="P1">..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8" draw:id="id108" draw:layer="layout" svg:width="7.62cm" svg:height="2.032cm" svg:x="34.655cm" svg:y="102.727cm">
          <text:p text:style-name="P1">global force</text:p>
          <text:p text:style-name="P1">for derivative 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09" draw:id="id109" draw:layer="layout" svg:width="7.62cm" svg:height="2.032cm" svg:x="34.654cm" svg:y="106.226cm">
          <text:p text:style-name="P1">Global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35.417cm" svg:y1="94.091cm" svg:x2="33.321cm" svg:y2="91.17cm" draw:start-shape="id104" draw:start-glue-point="6" draw:end-shape="id105" draw:end-glue-point="2" svg:d="m35417 94091h-2096v-2921">
          <text:p/>
        </draw:connector>
        <draw:connector draw:style-name="gr7" draw:text-style-name="P1" draw:layer="layout" svg:x1="35.417cm" svg:y1="97.393cm" svg:x2="33.321cm" svg:y2="91.17cm" draw:start-shape="id106" draw:start-glue-point="6" draw:end-shape="id105" draw:end-glue-point="2" svg:d="m35417 97393h-2096v-6223">
          <text:p/>
        </draw:connector>
        <draw:connector draw:style-name="gr7" draw:text-style-name="P1" draw:layer="layout" svg:x1="35.417cm" svg:y1="100.568cm" svg:x2="33.321cm" svg:y2="91.17cm" draw:start-shape="id107" draw:start-glue-point="6" draw:end-shape="id105" draw:end-glue-point="2" svg:d="m35417 100568h-2096v-9398">
          <text:p/>
        </draw:connector>
        <draw:connector draw:style-name="gr7" draw:text-style-name="P1" draw:layer="layout" svg:x1="35.417cm" svg:y1="103.743cm" svg:x2="33.321cm" svg:y2="91.17cm" draw:start-shape="id108" draw:start-glue-point="6" draw:end-shape="id105" draw:end-glue-point="2" svg:d="m35417 103743h-2096v-12573">
          <text:p/>
        </draw:connector>
        <draw:connector draw:style-name="gr7" draw:text-style-name="P1" draw:layer="layout" svg:x1="35.416cm" svg:y1="107.242cm" svg:x2="33.321cm" svg:y2="91.17cm" draw:start-shape="id109" draw:start-glue-point="6" draw:end-shape="id105" draw:end-glue-point="2" svg:d="m35416 107242h-2095v-16072">
          <text:p/>
        </draw:connector>
        <draw:connector draw:style-name="gr7" draw:text-style-name="P1" draw:layer="layout" draw:line-skew="-2.421cm 6.286cm" svg:x1="38.72cm" svg:y1="17.51cm" svg:x2="44.116cm" svg:y2="34.401cm" draw:start-shape="id110" draw:start-glue-point="6" draw:end-shape="id100" draw:end-glue-point="0" svg:d="m38720 17510h-3684v15240h9080v1651">
          <text:p/>
        </draw:connector>
        <draw:connector draw:style-name="gr7" draw:text-style-name="P1" draw:layer="layout" draw:line-skew="-1.913cm -1.017cm" svg:x1="38.72cm" svg:y1="20.177cm" svg:x2="53.641cm" svg:y2="34.401cm" draw:start-shape="id111" draw:start-glue-point="6" draw:end-shape="id94" draw:end-glue-point="0" svg:d="m38720 20177h-3176v6604h18097v7620">
          <text:p/>
        </draw:connector>
        <draw:g xml:id="id121" draw:id="id121">
          <draw:custom-shape draw:style-name="gr3" draw:text-style-name="P1" xml:id="id101" draw:id="id101" draw:layer="layout" svg:width="7.62cm" svg:height="2.032cm" svg:x="44.561cm" svg:y="42.402cm">
            <text:p text:style-name="P1">Body force</text:p>
            <text:p text:style-name="P1">for derivative 0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1" xml:id="id112" draw:id="id112" draw:layer="layout" svg:width="7.62cm" svg:height="2.032cm" svg:x="44.561cm" svg:y="45.704cm">
            <text:p text:style-name="P1">Body force</text:p>
            <text:p text:style-name="P1">for derivative 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1" xml:id="id102" draw:id="id102" draw:layer="layout" svg:width="7.62cm" svg:height="2.032cm" svg:x="44.561cm" svg:y="48.879cm">
            <text:p text:style-name="P1">...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1" xml:id="id103" draw:id="id103" draw:layer="layout" svg:width="7.62cm" svg:height="2.032cm" svg:x="44.561cm" svg:y="52.054cm">
            <text:p text:style-name="P1">Body force</text:p>
            <text:p text:style-name="P1">for derivative N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1" draw:layer="layout" svg:x1="45.323cm" svg:y1="46.72cm" svg:x2="44.561cm" svg:y2="43.418cm" draw:start-shape="id112" draw:start-glue-point="6" draw:end-shape="id101" draw:end-glue-point="3" svg:d="m45323 46720h-1263v-3302h501">
            <text:p/>
          </draw:connector>
          <draw:custom-shape draw:style-name="gr5" draw:text-style-name="P1" draw:layer="layout" svg:width="2.159cm" svg:height="13.335cm" svg:x="51.292cm" svg:y="41.38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frame draw:style-name="gr32" draw:layer="layout" svg:width="15.24cm" svg:height="3.806cm" svg:x="56.372cm" svg:y="12.561cm">
          <draw:text-box>
            <text:p>This summation process repeats for each</text:p>
            <text:p>body defined.</text:p>
          </draw:text-box>
        </draw:frame>
        <draw:custom-shape draw:style-name="gr3" draw:text-style-name="P1" xml:id="id113" draw:id="id113" draw:layer="layout" svg:width="10.033cm" svg:height="3.81cm" svg:x="28.304cm" svg:y="110.474cm">
          <text:p text:style-name="P1">Apply differential</text:p>
          <text:p text:style-name="P1">equation summ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svg:x1="41.498cm" svg:y1="107.242cm" svg:x2="38.337cm" svg:y2="112.379cm" draw:start-shape="id109" draw:start-glue-point="9" draw:end-shape="id113" svg:d="m41498 107242h1278v5137h-4439">
          <text:p/>
        </draw:connector>
        <draw:connector draw:style-name="gr7" draw:text-style-name="P1" draw:layer="layout" svg:x1="41.499cm" svg:y1="103.743cm" svg:x2="38.337cm" svg:y2="112.379cm" draw:start-shape="id108" draw:start-glue-point="9" draw:end-shape="id113" draw:end-glue-point="1" svg:d="m41499 103743h1278v8636h-4440">
          <text:p/>
        </draw:connector>
        <draw:connector draw:style-name="gr7" draw:text-style-name="P1" draw:layer="layout" svg:x1="41.499cm" svg:y1="100.568cm" svg:x2="38.337cm" svg:y2="112.379cm" draw:start-shape="id107" draw:start-glue-point="9" draw:end-shape="id113" draw:end-glue-point="1" svg:d="m41499 100568h1278v11811h-4440">
          <text:p/>
        </draw:connector>
        <draw:connector draw:style-name="gr7" draw:text-style-name="P1" draw:layer="layout" svg:x1="41.499cm" svg:y1="94.091cm" svg:x2="38.337cm" svg:y2="112.379cm" draw:start-shape="id104" draw:start-glue-point="9" draw:end-shape="id113" draw:end-glue-point="1" svg:d="m41499 94091h1278v18288h-4440">
          <text:p/>
        </draw:connector>
        <draw:custom-shape draw:style-name="gr3" draw:text-style-name="P1" xml:id="id114" draw:id="id114" draw:layer="layout" svg:width="7.62cm" svg:height="2.032cm" svg:x="26.273cm" svg:y="120.062cm">
          <text:p text:style-name="P1">Single global </text:p>
          <text:p text:style-name="P1">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15" draw:id="id115" draw:layer="layout" svg:width="7.62cm" svg:height="2.032cm" svg:x="36.179cm" svg:y="120.062cm">
          <text:p text:style-name="P1">Single global </text:p>
          <text:p text:style-name="P1">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33.32cm" svg:y1="114.284cm" svg:x2="30.083cm" svg:y2="120.062cm" draw:start-shape="id113" draw:start-glue-point="2" draw:end-shape="id114" draw:end-glue-point="5" svg:d="m33320 114284v2890h-3237v2888">
          <text:p/>
        </draw:connector>
        <draw:connector draw:style-name="gr7" draw:text-style-name="P1" draw:layer="layout" svg:x1="33.32cm" svg:y1="114.284cm" svg:x2="39.989cm" svg:y2="120.062cm" draw:start-shape="id113" draw:start-glue-point="2" draw:end-shape="id115" draw:end-glue-point="5" svg:d="m33320 114284v2890h6669v2888">
          <text:p/>
        </draw:connector>
        <draw:line draw:style-name="gr8" draw:text-style-name="P1" xml:id="id116" draw:id="id116" draw:layer="layout" svg:x1="29.321cm" svg:y1="125.587cm" svg:x2="39.989cm" svg:y2="125.587cm">
          <text:p/>
        </draw:line>
        <draw:connector draw:style-name="gr8" draw:text-style-name="P1" draw:layer="layout" draw:type="line" svg:x1="29.321cm" svg:y1="125.587cm" svg:x2="29.307cm" svg:y2="122.094cm" draw:start-shape="id116" draw:start-glue-point="3" draw:end-shape="id114" draw:end-glue-point="7" svg:d="m29321 125587-14-3493">
          <text:p/>
        </draw:connector>
        <draw:connector draw:style-name="gr8" draw:text-style-name="P1" draw:layer="layout" draw:type="line" svg:x1="39.989cm" svg:y1="125.587cm" svg:x2="39.989cm" svg:y2="122.094cm" draw:start-shape="id116" draw:start-glue-point="1" draw:end-shape="id115" svg:d="m39989 125587v-3493">
          <text:p/>
        </draw:connector>
        <draw:line draw:style-name="gr27" draw:text-style-name="P1" draw:layer="layout" svg:x1="34.782cm" svg:y1="125.587cm" svg:x2="34.782cm" svg:y2="128cm">
          <text:p/>
        </draw:line>
        <draw:frame draw:style-name="gr15" draw:layer="layout" svg:width="4.826cm" svg:height="1.774cm" svg:x="32.75cm" svg:y="128.635cm">
          <draw:text-box>
            <text:p>Out to linear</text:p>
            <text:p>matrix solver</text:p>
          </draw:text-box>
        </draw:frame>
        <draw:connector draw:style-name="gr7" draw:text-style-name="P1" draw:layer="layout" svg:x1="30.591cm" svg:y1="36.053cm" svg:x2="38.719cm" svg:y2="14.793cm" draw:start-shape="id99" draw:start-glue-point="3" draw:end-shape="id117" draw:end-glue-point="6" svg:d="m30591 36053h-502v-21260h8630">
          <text:p/>
        </draw:connector>
        <draw:connector draw:style-name="gr7" draw:text-style-name="P1" draw:layer="layout" draw:line-skew="13.705cm 2.69cm" svg:x1="53.581cm" svg:y1="14.794cm" svg:x2="34.464cm" svg:y2="34.402cm" draw:start-shape="id118" draw:start-glue-point="9" draw:end-shape="id99" draw:end-glue-point="0" svg:d="m53581 14794h14983v13003h-34100v6605">
          <text:p/>
        </draw:connector>
        <draw:connector draw:style-name="gr7" draw:text-style-name="P1" draw:layer="layout" draw:line-skew="11.038cm 5.27cm" svg:x1="53.581cm" svg:y1="17.51cm" svg:x2="44.116cm" svg:y2="34.401cm" draw:start-shape="id119" draw:start-glue-point="9" draw:end-shape="id100" draw:end-glue-point="0" svg:d="m53581 17510h12316v14224h-21781v2667">
          <text:p/>
        </draw:connector>
        <draw:connector draw:style-name="gr7" draw:text-style-name="P1" draw:layer="layout" draw:line-skew="3.418cm 2.031cm" svg:x1="53.581cm" svg:y1="20.177cm" svg:x2="53.641cm" svg:y2="34.401cm" draw:start-shape="id120" draw:start-glue-point="9" draw:end-shape="id94" draw:end-glue-point="0" svg:d="m53581 20177h4696v9652h-4636v4572">
          <text:p/>
        </draw:connector>
        <draw:connector draw:style-name="gr7" draw:text-style-name="P1" draw:layer="layout" svg:x1="53.451cm" svg:y1="48.053cm" svg:x2="38.338cm" svg:y2="89.265cm" draw:start-shape="id121" draw:start-glue-point="1" draw:end-shape="id105" draw:end-glue-point="1" svg:d="m53451 48053h501v41212h-15614">
          <text:p/>
        </draw:connector>
        <draw:connector draw:style-name="gr7" draw:text-style-name="P1" draw:layer="layout" svg:x1="34.464cm" svg:y1="44.434cm" svg:x2="33.321cm" svg:y2="87.36cm" draw:start-shape="id98" draw:start-glue-point="8" draw:end-shape="id105" draw:end-glue-point="0" svg:d="m34464 44434v21464h-1143v21462">
          <text:p/>
        </draw:connector>
        <draw:connector draw:style-name="gr7" draw:text-style-name="P1" draw:layer="layout" svg:x1="62.976cm" svg:y1="54.721cm" svg:x2="38.338cm" svg:y2="89.265cm" draw:start-shape="id122" draw:start-glue-point="2" draw:end-shape="id105" draw:end-glue-point="1" svg:d="m62976 54721v34544h-24638">
          <text:p/>
        </draw:connector>
        <draw:connector draw:style-name="gr7" draw:text-style-name="P1" draw:layer="layout" svg:x1="72.882cm" svg:y1="54.72cm" svg:x2="38.338cm" svg:y2="89.265cm" draw:start-shape="id123" draw:start-glue-point="2" draw:end-shape="id105" draw:end-glue-point="1" svg:d="m72882 54720v34545h-34544">
          <text:p/>
        </draw:connector>
        <draw:connector draw:style-name="gr7" draw:text-style-name="P1" draw:layer="layout" svg:x1="83.169cm" svg:y1="54.72cm" svg:x2="38.338cm" svg:y2="89.265cm" draw:start-shape="id124" draw:start-glue-point="2" draw:end-shape="id105" draw:end-glue-point="1" svg:d="m83169 54720v34545h-44831">
          <text:p/>
        </draw:connector>
        <draw:connector draw:style-name="gr7" draw:text-style-name="P1" draw:layer="layout" svg:x1="41.768cm" svg:y1="23.987cm" svg:x2="44.116cm" svg:y2="34.401cm" draw:start-shape="id125" draw:start-glue-point="8" draw:end-shape="id100" svg:d="m41768 23987v5208h2348v52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137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2T11:15:56.30</meta:creation-date>
    <dc:date>2013-04-02T22:21:43</dc:date>
    <meta:editing-duration>PT4H56M48S</meta:editing-duration>
    <meta:editing-cycles>27</meta:editing-cycles>
    <meta:generator>LibreOffice/3.5$Linux_X86_64 LibreOffice_project/350m1$Build-413</meta:generator>
    <meta:document-statistic meta:object-count="343"/>
  </office:meta>
</office:document-meta>
</file>